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3021in" table:align="left"/>
    </style:style>
    <style:style style:name="Table1.A" style:family="table-column">
      <style:table-column-properties style:column-width="1.5111in"/>
    </style:style>
    <style:style style:name="Table1.B" style:family="table-column">
      <style:table-column-properties style:column-width="2.3486in"/>
    </style:style>
    <style:style style:name="Table1.C" style:family="table-column">
      <style:table-column-properties style:column-width="2.4424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0.9875in"/>
    </style:style>
    <style:style style:name="Table2.B" style:family="table-column">
      <style:table-column-properties style:column-width="5.7056in"/>
    </style:style>
    <style:style style:name="Table2.A1" style:family="table-cell">
      <style:table-cell-properties style:vertical-align="middle" fo:padding="0.0194in" fo:border="none"/>
    </style:style>
    <style:style style:name="P1" style:family="paragraph" style:parent-style-name="Standard">
      <style:text-properties officeooo:rsid="000523c0" officeooo:paragraph-rsid="000523c0"/>
    </style:style>
    <style:style style:name="P2" style:family="paragraph" style:parent-style-name="Text_20_body">
      <style:text-properties officeooo:rsid="000523c0" officeooo:paragraph-rsid="000523c0"/>
    </style:style>
    <style:style style:name="P3" style:family="paragraph" style:parent-style-name="Heading_20_3">
      <style:text-properties officeooo:rsid="000523c0" officeooo:paragraph-rsid="000523c0"/>
    </style:style>
    <style:style style:name="P4" style:family="paragraph" style:parent-style-name="Heading_20_3">
      <style:text-properties officeooo:rsid="0006faa0" officeooo:paragraph-rsid="0006faa0"/>
    </style:style>
    <style:style style:name="P5" style:family="paragraph" style:parent-style-name="Text_20_body">
      <style:text-properties officeooo:rsid="0006faa0" officeooo:paragraph-rsid="0006faa0"/>
    </style:style>
    <style:style style:name="P6" style:family="paragraph" style:parent-style-name="Heading_20_3">
      <style:text-properties officeooo:rsid="00082680" officeooo:paragraph-rsid="00082680"/>
    </style:style>
    <style:style style:name="P7" style:family="paragraph" style:parent-style-name="Standard">
      <style:text-properties officeooo:rsid="00082680" officeooo:paragraph-rsid="00082680"/>
    </style:style>
    <style:style style:name="P8" style:family="paragraph" style:parent-style-name="Text_20_body" style:list-style-name="L1"/>
    <style:style style:name="P9" style:family="paragraph" style:parent-style-name="Text_20_body" style:list-style-name="L1">
      <style:paragraph-properties fo:margin-top="0in" fo:margin-bottom="0in" style:contextual-spacing="false"/>
    </style:style>
    <style:style style:name="P10" style:family="paragraph" style:parent-style-name="Text_20_body" style:list-style-name="L2"/>
    <style:style style:name="P11" style:family="paragraph" style:parent-style-name="Text_20_body" style:list-style-name="L2">
      <style:paragraph-properties fo:margin-top="0in" fo:margin-bottom="0in" style:contextual-spacing="false"/>
    </style:style>
    <style:style style:name="P12" style:family="paragraph" style:parent-style-name="Text_20_body" style:list-style-name="L3"/>
    <style:style style:name="P13" style:family="paragraph" style:parent-style-name="Text_20_body" style:list-style-name="L3">
      <style:paragraph-properties fo:margin-top="0in" fo:margin-bottom="0in" style:contextual-spacing="false"/>
    </style:style>
    <style:style style:name="P14" style:family="paragraph" style:parent-style-name="Text_20_body" style:list-style-name="L4"/>
    <style:style style:name="P15" style:family="paragraph" style:parent-style-name="Text_20_body" style:list-style-name="L4">
      <style:paragraph-properties fo:margin-top="0in" fo:margin-bottom="0in" style:contextual-spacing="false"/>
    </style:style>
    <style:style style:name="P16" style:family="paragraph" style:parent-style-name="Text_20_body" style:list-style-name="L5"/>
    <style:style style:name="P17" style:family="paragraph" style:parent-style-name="Text_20_body" style:list-style-name="L5">
      <style:paragraph-properties fo:margin-top="0in" fo:margin-bottom="0in" style:contextual-spacing="false"/>
    </style:style>
    <style:style style:name="P18" style:family="paragraph" style:parent-style-name="Text_20_body" style:list-style-name="L6"/>
    <style:style style:name="P19" style:family="paragraph" style:parent-style-name="Text_20_body" style:list-style-name="L6">
      <style:paragraph-properties fo:margin-top="0in" fo:margin-bottom="0in" style:contextual-spacing="false"/>
    </style:style>
    <style:style style:name="P20" style:family="paragraph" style:parent-style-name="Text_20_body" style:list-style-name="L7"/>
    <style:style style:name="P21" style:family="paragraph" style:parent-style-name="Text_20_body" style:list-style-name="L7">
      <style:paragraph-properties fo:margin-top="0in" fo:margin-bottom="0in" style:contextual-spacing="false"/>
    </style:style>
    <style:style style:name="P22" style:family="paragraph" style:parent-style-name="Text_20_body" style:list-style-name="L8"/>
    <style:style style:name="P23" style:family="paragraph" style:parent-style-name="Text_20_body" style:list-style-name="L8">
      <style:paragraph-properties fo:margin-top="0in" fo:margin-bottom="0in" style:contextual-spacing="false"/>
    </style:style>
    <style:style style:name="P24" style:family="paragraph" style:parent-style-name="Text_20_body" style:list-style-name="L9"/>
    <style:style style:name="P25" style:family="paragraph" style:parent-style-name="Text_20_body" style:list-style-name="L9">
      <style:paragraph-properties fo:margin-top="0in" fo:margin-bottom="0in" style:contextual-spacing="false"/>
    </style:style>
    <style:style style:name="P26" style:family="paragraph" style:parent-style-name="Text_20_body" style:list-style-name="L10"/>
    <style:style style:name="P27" style:family="paragraph" style:parent-style-name="Text_20_body" style:list-style-name="L10">
      <style:paragraph-properties fo:margin-top="0in" fo:margin-bottom="0in" style:contextual-spacing="false"/>
    </style:style>
    <style:style style:name="P28" style:family="paragraph" style:parent-style-name="Text_20_body" style:list-style-name="L11"/>
    <style:style style:name="P29" style:family="paragraph" style:parent-style-name="Text_20_body" style:list-style-name="L11">
      <style:paragraph-properties fo:margin-top="0in" fo:margin-bottom="0in" style:contextual-spacing="false"/>
    </style:style>
    <style:style style:name="P30" style:family="paragraph" style:parent-style-name="Text_20_body" style:list-style-name="L12"/>
    <style:style style:name="P31" style:family="paragraph" style:parent-style-name="Text_20_body" style:list-style-name="L12">
      <style:paragraph-properties fo:margin-top="0in" fo:margin-bottom="0in" style:contextual-spacing="false"/>
    </style:style>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4">
      <style:paragraph-properties fo:margin-top="0in" fo:margin-bottom="0in" style:contextual-spacing="false"/>
    </style:style>
    <style:style style:name="P35" style:family="paragraph" style:parent-style-name="Text_20_body" style:list-style-name="L15"/>
    <style:style style:name="P36" style:family="paragraph" style:parent-style-name="Text_20_body" style:list-style-name="L15">
      <style:paragraph-properties fo:margin-top="0in" fo:margin-bottom="0in" style:contextual-spacing="false"/>
    </style:style>
    <style:style style:name="P37" style:family="paragraph" style:parent-style-name="Text_20_body" style:list-style-name="L16"/>
    <style:style style:name="P38" style:family="paragraph" style:parent-style-name="Text_20_body" style:list-style-name="L16">
      <style:paragraph-properties fo:margin-top="0in" fo:margin-bottom="0in" style:contextual-spacing="false"/>
    </style:style>
    <style:style style:name="P39" style:family="paragraph" style:parent-style-name="Text_20_body" style:list-style-name="L17"/>
    <style:style style:name="P40" style:family="paragraph" style:parent-style-name="Text_20_body" style:list-style-name="L17">
      <style:paragraph-properties fo:margin-top="0in" fo:margin-bottom="0in" style:contextual-spacing="false"/>
    </style:style>
    <style:style style:name="P41" style:family="paragraph" style:parent-style-name="Text_20_body" style:list-style-name="L18"/>
    <style:style style:name="P42" style:family="paragraph" style:parent-style-name="Text_20_body" style:list-style-name="L18">
      <style:paragraph-properties fo:margin-top="0in" fo:margin-bottom="0in" style:contextual-spacing="false"/>
    </style:style>
    <style:style style:name="P43" style:family="paragraph" style:parent-style-name="Text_20_body" style:list-style-name="L19"/>
    <style:style style:name="P44" style:family="paragraph" style:parent-style-name="Text_20_body" style:list-style-name="L19">
      <style:paragraph-properties fo:margin-top="0in" fo:margin-bottom="0in" style:contextual-spacing="false"/>
    </style:style>
    <style:style style:name="P45" style:family="paragraph" style:parent-style-name="Text_20_body" style:list-style-name="L20"/>
    <style:style style:name="P46" style:family="paragraph" style:parent-style-name="Text_20_body" style:list-style-name="L20">
      <style:paragraph-properties fo:margin-top="0in" fo:margin-bottom="0in" style:contextual-spacing="false"/>
    </style:style>
    <style:style style:name="P47" style:family="paragraph" style:parent-style-name="Text_20_body" style:list-style-name="L21"/>
    <style:style style:name="P48" style:family="paragraph" style:parent-style-name="Text_20_body" style:list-style-name="L21">
      <style:paragraph-properties fo:margin-top="0in" fo:margin-bottom="0in" style:contextual-spacing="false"/>
    </style:style>
    <style:style style:name="P49" style:family="paragraph" style:parent-style-name="Text_20_body" style:list-style-name="L22"/>
    <style:style style:name="P50" style:family="paragraph" style:parent-style-name="Text_20_body" style:list-style-name="L22">
      <style:paragraph-properties fo:margin-top="0in" fo:margin-bottom="0in" style:contextual-spacing="false"/>
    </style:style>
    <style:style style:name="P51" style:family="paragraph" style:parent-style-name="Text_20_body" style:list-style-name="L23"/>
    <style:style style:name="P52" style:family="paragraph" style:parent-style-name="Text_20_body" style:list-style-name="L23">
      <style:paragraph-properties fo:margin-top="0in" fo:margin-bottom="0in" style:contextual-spacing="false"/>
    </style:style>
    <style:style style:name="P53" style:family="paragraph" style:parent-style-name="Text_20_body" style:list-style-name="L24"/>
    <style:style style:name="P54" style:family="paragraph" style:parent-style-name="Text_20_body" style:list-style-name="L24">
      <style:paragraph-properties fo:margin-top="0in" fo:margin-bottom="0in" style:contextual-spacing="false"/>
    </style:style>
    <style:style style:name="P55" style:family="paragraph" style:parent-style-name="Text_20_body" style:list-style-name="L25"/>
    <style:style style:name="P56" style:family="paragraph" style:parent-style-name="Text_20_body" style:list-style-name="L25">
      <style:paragraph-properties fo:margin-top="0in" fo:margin-bottom="0in" style:contextual-spacing="false"/>
    </style:style>
    <style:style style:name="P57" style:family="paragraph" style:parent-style-name="Text_20_body" style:list-style-name="L26"/>
    <style:style style:name="P58" style:family="paragraph" style:parent-style-name="Text_20_body" style:list-style-name="L26">
      <style:paragraph-properties fo:margin-top="0in" fo:margin-bottom="0in" style:contextual-spacing="false"/>
    </style:style>
    <style:style style:name="P59" style:family="paragraph" style:parent-style-name="Text_20_body" style:list-style-name="L27"/>
    <style:style style:name="P60" style:family="paragraph" style:parent-style-name="Text_20_body" style:list-style-name="L27">
      <style:paragraph-properties fo:margin-top="0in" fo:margin-bottom="0in" style:contextual-spacing="false"/>
    </style:style>
    <style:style style:name="P61" style:family="paragraph" style:parent-style-name="Text_20_body" style:list-style-name="L28"/>
    <style:style style:name="P62" style:family="paragraph" style:parent-style-name="Text_20_body" style:list-style-name="L28">
      <style:paragraph-properties fo:margin-top="0in" fo:margin-bottom="0in" style:contextual-spacing="false"/>
    </style:style>
    <style:style style:name="P63" style:family="paragraph" style:parent-style-name="Text_20_body" style:list-style-name="L29"/>
    <style:style style:name="P64" style:family="paragraph" style:parent-style-name="Text_20_body" style:list-style-name="L29">
      <style:paragraph-properties fo:margin-top="0in" fo:margin-bottom="0in" style:contextual-spacing="false"/>
    </style:style>
    <style:style style:name="P65" style:family="paragraph" style:parent-style-name="Text_20_body" style:list-style-name="L30"/>
    <style:style style:name="P66" style:family="paragraph" style:parent-style-name="Text_20_body" style:list-style-name="L30">
      <style:paragraph-properties fo:margin-top="0in" fo:margin-bottom="0in" style:contextual-spacing="false"/>
    </style:style>
    <style:style style:name="P67" style:family="paragraph" style:parent-style-name="Text_20_body" style:list-style-name="L31"/>
    <style:style style:name="P68" style:family="paragraph" style:parent-style-name="Text_20_body" style:list-style-name="L31">
      <style:paragraph-properties fo:margin-top="0in" fo:margin-bottom="0in" style:contextual-spacing="false"/>
    </style:style>
    <style:style style:name="P69" style:family="paragraph" style:parent-style-name="Text_20_body" style:list-style-name="L32"/>
    <style:style style:name="P70" style:family="paragraph" style:parent-style-name="Text_20_body" style:list-style-name="L32">
      <style:paragraph-properties fo:margin-top="0in" fo:margin-bottom="0in" style:contextual-spacing="false"/>
    </style:style>
    <style:style style:name="P71" style:family="paragraph" style:parent-style-name="Text_20_body" style:list-style-name="L33"/>
    <style:style style:name="P72" style:family="paragraph" style:parent-style-name="Text_20_body" style:list-style-name="L33">
      <style:paragraph-properties fo:margin-top="0in" fo:margin-bottom="0in" style:contextual-spacing="false"/>
    </style:style>
    <style:style style:name="P73" style:family="paragraph" style:parent-style-name="Text_20_body" style:list-style-name="L34"/>
    <style:style style:name="P74" style:family="paragraph" style:parent-style-name="Text_20_body" style:list-style-name="L34">
      <style:paragraph-properties fo:margin-top="0in" fo:margin-bottom="0in" style:contextual-spacing="false"/>
    </style:style>
    <style:style style:name="P75" style:family="paragraph" style:parent-style-name="Text_20_body" style:list-style-name="L35"/>
    <style:style style:name="P76" style:family="paragraph" style:parent-style-name="Text_20_body" style:list-style-name="L35">
      <style:paragraph-properties fo:margin-top="0in" fo:margin-bottom="0in" style:contextual-spacing="false"/>
    </style:style>
    <style:style style:name="P77" style:family="paragraph" style:parent-style-name="Text_20_body" style:list-style-name="L36"/>
    <style:style style:name="P78" style:family="paragraph" style:parent-style-name="Text_20_body" style:list-style-name="L36">
      <style:paragraph-properties fo:margin-top="0in" fo:margin-bottom="0in" style:contextual-spacing="false"/>
    </style:style>
    <style:style style:name="P79" style:family="paragraph" style:parent-style-name="Text_20_body" style:list-style-name="L37"/>
    <style:style style:name="P80" style:family="paragraph" style:parent-style-name="Text_20_body" style:list-style-name="L37">
      <style:paragraph-properties fo:margin-top="0in" fo:margin-bottom="0in" style:contextual-spacing="false"/>
    </style:style>
    <style:style style:name="P81" style:family="paragraph" style:parent-style-name="Text_20_body" style:list-style-name="L38"/>
    <style:style style:name="P82" style:family="paragraph" style:parent-style-name="Text_20_body" style:list-style-name="L38">
      <style:paragraph-properties fo:margin-top="0in" fo:margin-bottom="0in" style:contextual-spacing="false"/>
    </style:style>
    <style:style style:name="P83" style:family="paragraph" style:parent-style-name="Text_20_body" style:list-style-name="L39"/>
    <style:style style:name="P84" style:family="paragraph" style:parent-style-name="Text_20_body" style:list-style-name="L39">
      <style:paragraph-properties fo:margin-top="0in" fo:margin-bottom="0in" style:contextual-spacing="false"/>
    </style:style>
    <style:style style:name="P85" style:family="paragraph" style:parent-style-name="Text_20_body" style:list-style-name="L40"/>
    <style:style style:name="P86" style:family="paragraph" style:parent-style-name="Text_20_body" style:list-style-name="L40">
      <style:paragraph-properties fo:margin-top="0in" fo:margin-bottom="0in" style:contextual-spacing="false"/>
    </style:style>
    <style:style style:name="P87" style:family="paragraph" style:parent-style-name="Text_20_body" style:list-style-name="L41"/>
    <style:style style:name="P88" style:family="paragraph" style:parent-style-name="Text_20_body" style:list-style-name="L41">
      <style:paragraph-properties fo:margin-top="0in" fo:margin-bottom="0in" style:contextual-spacing="false"/>
    </style:style>
    <style:style style:name="P89" style:family="paragraph" style:parent-style-name="Text_20_body" style:list-style-name="L42"/>
    <style:style style:name="P90" style:family="paragraph" style:parent-style-name="Text_20_body" style:list-style-name="L42">
      <style:paragraph-properties fo:margin-top="0in" fo:margin-bottom="0in" style:contextual-spacing="false"/>
    </style:style>
    <style:style style:name="P91" style:family="paragraph" style:parent-style-name="Text_20_body" style:list-style-name="L43"/>
    <style:style style:name="P92" style:family="paragraph" style:parent-style-name="Text_20_body" style:list-style-name="L43">
      <style:paragraph-properties fo:margin-top="0in" fo:margin-bottom="0in" style:contextual-spacing="false"/>
    </style:style>
    <style:style style:name="P93" style:family="paragraph" style:parent-style-name="Text_20_body" style:list-style-name="L44"/>
    <style:style style:name="P94" style:family="paragraph" style:parent-style-name="Text_20_body" style:list-style-name="L44">
      <style:paragraph-properties fo:margin-top="0in" fo:margin-bottom="0in" style:contextual-spacing="false"/>
    </style:style>
    <style:style style:name="P95" style:family="paragraph" style:parent-style-name="Text_20_body" style:list-style-name="L45"/>
    <style:style style:name="P96" style:family="paragraph" style:parent-style-name="Text_20_body" style:list-style-name="L45">
      <style:paragraph-properties fo:margin-top="0in" fo:margin-bottom="0in" style:contextual-spacing="false"/>
    </style:style>
    <style:style style:name="P97" style:family="paragraph" style:parent-style-name="Text_20_body" style:list-style-name="L46"/>
    <style:style style:name="P98" style:family="paragraph" style:parent-style-name="Text_20_body" style:list-style-name="L46">
      <style:paragraph-properties fo:margin-top="0in" fo:margin-bottom="0in" style:contextual-spacing="false"/>
    </style:style>
    <style:style style:name="P99" style:family="paragraph" style:parent-style-name="Text_20_body" style:list-style-name="L47"/>
    <style:style style:name="P100" style:family="paragraph" style:parent-style-name="Text_20_body" style:list-style-name="L47">
      <style:paragraph-properties fo:margin-top="0in" fo:margin-bottom="0in" style:contextual-spacing="false"/>
    </style:style>
    <style:style style:name="P101" style:family="paragraph" style:parent-style-name="Text_20_body" style:list-style-name="L48"/>
    <style:style style:name="P102" style:family="paragraph" style:parent-style-name="Text_20_body" style:list-style-name="L48">
      <style:paragraph-properties fo:margin-top="0in" fo:margin-bottom="0in" style:contextual-spacing="false"/>
    </style:style>
    <style:style style:name="P103" style:family="paragraph" style:parent-style-name="Text_20_body" style:list-style-name="L49"/>
    <style:style style:name="P104" style:family="paragraph" style:parent-style-name="Text_20_body" style:list-style-name="L49">
      <style:paragraph-properties fo:margin-top="0in" fo:margin-bottom="0in" style:contextual-spacing="false"/>
    </style:style>
    <style:style style:name="P105" style:family="paragraph" style:parent-style-name="Text_20_body" style:list-style-name="L50"/>
    <style:style style:name="P106" style:family="paragraph" style:parent-style-name="Text_20_body" style:list-style-name="L50">
      <style:paragraph-properties fo:margin-top="0in" fo:margin-bottom="0in" style:contextual-spacing="false"/>
    </style:style>
    <style:style style:name="P107" style:family="paragraph" style:parent-style-name="Text_20_body" style:list-style-name="L51"/>
    <style:style style:name="P108" style:family="paragraph" style:parent-style-name="Text_20_body" style:list-style-name="L51">
      <style:paragraph-properties fo:margin-top="0in" fo:margin-bottom="0in" style:contextual-spacing="false"/>
    </style:style>
    <style:style style:name="P109" style:family="paragraph" style:parent-style-name="Text_20_body" style:list-style-name="L52"/>
    <style:style style:name="P110" style:family="paragraph" style:parent-style-name="Text_20_body" style:list-style-name="L52">
      <style:paragraph-properties fo:margin-top="0in" fo:margin-bottom="0in" style:contextual-spacing="false"/>
    </style:style>
    <style:style style:name="P111" style:family="paragraph" style:parent-style-name="Text_20_body" style:list-style-name="L53"/>
    <style:style style:name="P112" style:family="paragraph" style:parent-style-name="Text_20_body" style:list-style-name="L53">
      <style:paragraph-properties fo:margin-top="0in" fo:margin-bottom="0in" style:contextual-spacing="false"/>
    </style:style>
    <style:style style:name="P113" style:family="paragraph" style:parent-style-name="Text_20_body" style:list-style-name="L54"/>
    <style:style style:name="P114" style:family="paragraph" style:parent-style-name="Text_20_body" style:list-style-name="L54">
      <style:paragraph-properties fo:margin-top="0in" fo:margin-bottom="0in" style:contextual-spacing="false"/>
    </style:style>
    <style:style style:name="P115" style:family="paragraph" style:parent-style-name="Text_20_body" style:list-style-name="L55"/>
    <style:style style:name="P116" style:family="paragraph" style:parent-style-name="Text_20_body" style:list-style-name="L55">
      <style:paragraph-properties fo:margin-top="0in" fo:margin-bottom="0in" style:contextual-spacing="false"/>
    </style:style>
    <style:style style:name="P117" style:family="paragraph" style:parent-style-name="Text_20_body" style:list-style-name="L56"/>
    <style:style style:name="P118" style:family="paragraph" style:parent-style-name="Text_20_body" style:list-style-name="L56">
      <style:paragraph-properties fo:margin-top="0in" fo:margin-bottom="0in" style:contextual-spacing="false"/>
    </style:style>
    <style:style style:name="P119" style:family="paragraph" style:parent-style-name="Text_20_body" style:list-style-name="L57"/>
    <style:style style:name="P120" style:family="paragraph" style:parent-style-name="Text_20_body" style:list-style-name="L57">
      <style:paragraph-properties fo:margin-top="0in" fo:margin-bottom="0in" style:contextual-spacing="false"/>
    </style:style>
    <style:style style:name="P121" style:family="paragraph" style:parent-style-name="Text_20_body" style:list-style-name="L58"/>
    <style:style style:name="P122" style:family="paragraph" style:parent-style-name="Text_20_body" style:list-style-name="L58">
      <style:paragraph-properties fo:margin-top="0in" fo:margin-bottom="0in" style:contextual-spacing="false"/>
    </style:style>
    <style:style style:name="P123" style:family="paragraph" style:parent-style-name="Text_20_body" style:list-style-name="L59"/>
    <style:style style:name="P124" style:family="paragraph" style:parent-style-name="Text_20_body" style:list-style-name="L59">
      <style:paragraph-properties fo:margin-top="0in" fo:margin-bottom="0in" style:contextual-spacing="false"/>
    </style:style>
    <style:style style:name="P125" style:family="paragraph" style:parent-style-name="Text_20_body" style:list-style-name="L60"/>
    <style:style style:name="P126" style:family="paragraph" style:parent-style-name="Text_20_body" style:list-style-name="L60">
      <style:paragraph-properties fo:margin-top="0in" fo:margin-bottom="0in" style:contextual-spacing="false"/>
    </style:style>
    <style:style style:name="P127" style:family="paragraph" style:parent-style-name="Text_20_body" style:list-style-name="L61"/>
    <style:style style:name="P128" style:family="paragraph" style:parent-style-name="Text_20_body" style:list-style-name="L61">
      <style:paragraph-properties fo:margin-top="0in" fo:margin-bottom="0in" style:contextual-spacing="false"/>
    </style:style>
    <style:style style:name="P129" style:family="paragraph" style:parent-style-name="Text_20_body" style:list-style-name="L62"/>
    <style:style style:name="P130" style:family="paragraph" style:parent-style-name="Text_20_body" style:list-style-name="L62">
      <style:paragraph-properties fo:margin-top="0in" fo:margin-bottom="0in" style:contextual-spacing="false"/>
    </style:style>
    <style:style style:name="P131" style:family="paragraph" style:parent-style-name="Text_20_body" style:list-style-name="L63"/>
    <style:style style:name="P132" style:family="paragraph" style:parent-style-name="Text_20_body" style:list-style-name="L63">
      <style:paragraph-properties fo:margin-top="0in" fo:margin-bottom="0in" style:contextual-spacing="false"/>
    </style:style>
    <style:style style:name="P133" style:family="paragraph" style:parent-style-name="Text_20_body" style:list-style-name="L64"/>
    <style:style style:name="P134" style:family="paragraph" style:parent-style-name="Text_20_body" style:list-style-name="L64">
      <style:paragraph-properties fo:margin-top="0in" fo:margin-bottom="0in" style:contextual-spacing="false"/>
    </style:style>
    <style:style style:name="P135" style:family="paragraph" style:parent-style-name="Text_20_body" style:list-style-name="L65"/>
    <style:style style:name="P136" style:family="paragraph" style:parent-style-name="Text_20_body" style:list-style-name="L65">
      <style:paragraph-properties fo:margin-top="0in" fo:margin-bottom="0in" style:contextual-spacing="false"/>
    </style:style>
    <style:style style:name="P137" style:family="paragraph" style:parent-style-name="Text_20_body" style:list-style-name="L66"/>
    <style:style style:name="P138" style:family="paragraph" style:parent-style-name="Text_20_body" style:list-style-name="L66">
      <style:paragraph-properties fo:margin-top="0in" fo:margin-bottom="0in" style:contextual-spacing="false"/>
    </style:style>
    <style:style style:name="P139" style:family="paragraph" style:parent-style-name="Text_20_body" style:list-style-name="L67"/>
    <style:style style:name="P140" style:family="paragraph" style:parent-style-name="Text_20_body" style:list-style-name="L67">
      <style:paragraph-properties fo:margin-top="0in" fo:margin-bottom="0in" style:contextual-spacing="false"/>
    </style:style>
    <style:style style:name="P141" style:family="paragraph" style:parent-style-name="Text_20_body" style:list-style-name="L68"/>
    <style:style style:name="P142" style:family="paragraph" style:parent-style-name="Text_20_body" style:list-style-name="L68">
      <style:paragraph-properties fo:margin-top="0in" fo:margin-bottom="0in" style:contextual-spacing="false"/>
    </style:style>
    <style:style style:name="P143" style:family="paragraph" style:parent-style-name="Text_20_body" style:list-style-name="L69"/>
    <style:style style:name="P144" style:family="paragraph" style:parent-style-name="Text_20_body" style:list-style-name="L69">
      <style:paragraph-properties fo:margin-top="0in" fo:margin-bottom="0in" style:contextual-spacing="false"/>
    </style:style>
    <style:style style:name="P145" style:family="paragraph" style:parent-style-name="Text_20_body" style:list-style-name="L70"/>
    <style:style style:name="P146" style:family="paragraph" style:parent-style-name="Text_20_body" style:list-style-name="L70">
      <style:paragraph-properties fo:margin-top="0in" fo:margin-bottom="0in" style:contextual-spacing="false"/>
    </style:style>
    <style:style style:name="P147" style:family="paragraph" style:parent-style-name="Text_20_body" style:list-style-name="L71"/>
    <style:style style:name="P148" style:family="paragraph" style:parent-style-name="Text_20_body" style:list-style-name="L71">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o become a specialist in Python, AI, and ML, a structured approach that combines Python fundamentals, machine learning concepts, and hands-on projects is essential. Here’s a road-map to help guide you through learning Python for AI and ML, along with key components to focus on:</text:p>
      <text:p text:style-name="Horizontal_20_Line"/>
      <text:h text:style-name="Heading_20_3" text:outline-level="3"><text:span text:style-name="Strong_20_Emphasis">1. Mastering Python Basics</text:span></text:h>
      <text:list text:style-name="L1">
        <text:list-item>
          <text:p text:style-name="P9"><text:span text:style-name="Strong_20_Emphasis">Core Python Syntax</text:span>: Understand data types, control flow (loops, if statements), functions, modules, and error handling.</text:p>
        </text:list-item>
        <text:list-item>
          <text:p text:style-name="P9"><text:span text:style-name="Strong_20_Emphasis">Object-Oriented Programming (OOP)</text:span>: Learn about classes, objects, inheritance, polymorphism, and encapsulation.</text:p>
        </text:list-item>
        <text:list-item>
          <text:p text:style-name="P9"><text:span text:style-name="Strong_20_Emphasis">Data Manipulation</text:span>: Familiarize yourself with Python libraries for data analysis.</text:p>
          <text:list>
            <text:list-item>
              <text:p text:style-name="P8"><text:span text:style-name="Strong_20_Emphasis">Libraries</text:span>: <text:span text:style-name="Source_20_Text">pandas</text:span> for data manipulation, <text:span text:style-name="Source_20_Text">numpy</text:span> for numerical operations, <text:span text:style-name="Source_20_Text">matplotlib</text:span> and <text:span text:style-name="Source_20_Text">seaborn</text:span> for data visualization.</text:p>
            </text:list-item>
          </text:list>
        </text:list-item>
      </text:list>
      <text:p text:style-name="Text_20_body"><text:span text:style-name="Strong_20_Emphasis">Resources</text:span>:</text:p>
      <text:list text:style-name="L2">
        <text:list-item>
          <text:p text:style-name="P11"><text:span text:style-name="Emphasis">Books</text:span>: "Python Crash Course" by Eric Matthes</text:p>
        </text:list-item>
        <text:list-item>
          <text:p text:style-name="P10"><text:span text:style-name="Emphasis">Courses</text:span>: Python Basics on platforms like Codecademy, Coursera, or Udemy</text:p>
        </text:list-item>
      </text:list>
      <text:h text:style-name="Heading_20_3" text:outline-level="3"><text:span text:style-name="Strong_20_Emphasis">2. Building Data Science Foundations</text:span></text:h>
      <text:list text:style-name="L3">
        <text:list-item>
          <text:p text:style-name="P13"><text:span text:style-name="Strong_20_Emphasis">Statistics &amp; Probability</text:span>: Essential for understanding ML algorithms and data analysis.</text:p>
        </text:list-item>
        <text:list-item>
          <text:p text:style-name="P13"><text:span text:style-name="Strong_20_Emphasis">Linear Algebra and Calculus</text:span>: Key for comprehending ML algorithms and model optimization.</text:p>
        </text:list-item>
        <text:list-item>
          <text:p text:style-name="P12"><text:span text:style-name="Strong_20_Emphasis">Data Wrangling &amp; Preprocessing</text:span>: Learn data cleaning, feature selection, and handling missing data.</text:p>
        </text:list-item>
      </text:list>
      <text:p text:style-name="Text_20_body"><text:span text:style-name="Strong_20_Emphasis">Resources</text:span>:</text:p>
      <text:list text:style-name="L4">
        <text:list-item>
          <text:p text:style-name="P15"><text:span text:style-name="Emphasis">Books</text:span>: "Practical Statistics for Data Scientists" by Peter Bruce</text:p>
        </text:list-item>
        <text:list-item>
          <text:p text:style-name="P14"><text:span text:style-name="Emphasis">Courses</text:span>: "Data Science Math Skills" on Coursera, “Introduction to Data Science” on DataCamp</text:p>
        </text:list-item>
      </text:list>
      <text:h text:style-name="Heading_20_3" text:outline-level="3"><text:span text:style-name="Strong_20_Emphasis">3. Diving Into Machine Learning (ML) Basics</text:span></text:h>
      <text:list text:style-name="L5">
        <text:list-item>
          <text:p text:style-name="P17"><text:span text:style-name="Strong_20_Emphasis">Supervised Learning</text:span>: Learn algorithms like Linear Regression, Decision Trees, and Support Vector Machines.</text:p>
        </text:list-item>
        <text:list-item>
          <text:p text:style-name="P17"><text:span text:style-name="Strong_20_Emphasis">Unsupervised Learning</text:span>: Understand clustering algorithms like K-Means, PCA for dimensionality reduction.</text:p>
        </text:list-item>
        <text:list-item>
          <text:p text:style-name="P16"><text:span text:style-name="Strong_20_Emphasis">Evaluation Metrics</text:span>: Study metrics like accuracy, precision, recall, F1-score, and confusion matrix.</text:p>
        </text:list-item>
      </text:list>
      <text:p text:style-name="Text_20_body"><text:span text:style-name="Strong_20_Emphasis">Key Libraries</text:span>:</text:p>
      <text:list text:style-name="L6">
        <text:list-item>
          <text:p text:style-name="P19"><text:span text:style-name="Strong_20_Emphasis"><text:span text:style-name="Source_20_Text">scikit-learn</text:span></text:span>: The go-to library for implementing machine learning algorithms in Python.</text:p>
        </text:list-item>
        <text:list-item>
          <text:p text:style-name="P18"><text:span text:style-name="Strong_20_Emphasis"><text:span text:style-name="Source_20_Text">statsmodels</text:span></text:span>: Useful for statistical analysis and linear models.</text:p>
        </text:list-item>
      </text:list>
      <text:p text:style-name="Text_20_body"><text:span text:style-name="Strong_20_Emphasis">Resources</text:span>:</text:p>
      <text:list text:style-name="L7">
        <text:list-item>
          <text:p text:style-name="P21"><text:soft-page-break/><text:span text:style-name="Emphasis">Books</text:span>: "Hands-On Machine Learning with Scikit-Learn, Keras, and TensorFlow" by Aurélien Géron</text:p>
        </text:list-item>
        <text:list-item>
          <text:p text:style-name="P20"><text:span text:style-name="Emphasis">Courses</text:span>: "Machine Learning" by Andrew Ng on Coursera</text:p>
        </text:list-item>
      </text:list>
      <text:h text:style-name="Heading_20_3" text:outline-level="3"><text:span text:style-name="Strong_20_Emphasis">4. Advancing to Deep Learning and Neural Networks</text:span></text:h>
      <text:list text:style-name="L8">
        <text:list-item>
          <text:p text:style-name="P23"><text:span text:style-name="Strong_20_Emphasis">Neural Networks</text:span>: Understand the fundamentals of perceptrons, layers, activation functions, and backpropagation.</text:p>
        </text:list-item>
        <text:list-item>
          <text:p text:style-name="P23"><text:span text:style-name="Strong_20_Emphasis">Deep Learning Architectures</text:span>: Study CNNs (for image data), RNNs/LSTMs (for sequential data), GANs, etc.</text:p>
        </text:list-item>
        <text:list-item>
          <text:p text:style-name="P23"><text:span text:style-name="Strong_20_Emphasis">Frameworks</text:span>:</text:p>
          <text:list>
            <text:list-item>
              <text:p text:style-name="P23"><text:span text:style-name="Strong_20_Emphasis">TensorFlow</text:span>: Popular for building deep learning models.</text:p>
            </text:list-item>
            <text:list-item>
              <text:p text:style-name="P23"><text:span text:style-name="Strong_20_Emphasis">PyTorch</text:span>: Known for its flexibility and ease of debugging.</text:p>
            </text:list-item>
          </text:list>
        </text:list-item>
        <text:list-item>
          <text:p text:style-name="P22"><text:span text:style-name="Strong_20_Emphasis">Hands-On Projects</text:span>: Work on basic neural networks, image classification, and natural language processing (NLP) tasks.</text:p>
        </text:list-item>
      </text:list>
      <text:p text:style-name="Text_20_body"><text:span text:style-name="Strong_20_Emphasis">Resources</text:span>:</text:p>
      <text:list text:style-name="L9">
        <text:list-item>
          <text:p text:style-name="P25"><text:span text:style-name="Emphasis">Books</text:span>: "Deep Learning with Python" by François Chollet</text:p>
        </text:list-item>
        <text:list-item>
          <text:p text:style-name="P24"><text:span text:style-name="Emphasis">Courses</text:span>: Deep Learning Specialization by Andrew Ng on Coursera, Fast.ai’s course</text:p>
        </text:list-item>
      </text:list>
      <text:h text:style-name="Heading_20_3" text:outline-level="3"><text:span text:style-name="Strong_20_Emphasis">5. Specializing in AI and ML Applications</text:span></text:h>
      <text:list text:style-name="L10">
        <text:list-item>
          <text:p text:style-name="P27"><text:span text:style-name="Strong_20_Emphasis">Natural Language Processing (NLP)</text:span>: Explore NLP techniques and libraries (e.g., <text:span text:style-name="Source_20_Text">NLTK</text:span>, <text:span text:style-name="Source_20_Text">spaCy</text:span>, <text:span text:style-name="Source_20_Text">transformers</text:span>).</text:p>
        </text:list-item>
        <text:list-item>
          <text:p text:style-name="P27"><text:span text:style-name="Strong_20_Emphasis">Computer Vision</text:span>: Learn image processing, feature extraction, and convolutional neural networks (CNNs) for image classification and object detection.</text:p>
        </text:list-item>
        <text:list-item>
          <text:p text:style-name="P26"><text:span text:style-name="Strong_20_Emphasis">Reinforcement Learning</text:span>: Understand key concepts like Markov decision processes, Q-learning, and policy optimization.</text:p>
        </text:list-item>
      </text:list>
      <text:p text:style-name="Text_20_body"><text:span text:style-name="Strong_20_Emphasis">Resources</text:span>:</text:p>
      <text:list text:style-name="L11">
        <text:list-item>
          <text:p text:style-name="P29"><text:span text:style-name="Emphasis">Books</text:span>: "Natural Language Processing with Python" by Bird, Klein, and Loper</text:p>
        </text:list-item>
        <text:list-item>
          <text:p text:style-name="P28"><text:span text:style-name="Emphasis">Courses</text:span>: “Introduction to TensorFlow for Artificial Intelligence, Machine Learning, and Deep Learning” on Coursera</text:p>
        </text:list-item>
      </text:list>
      <text:h text:style-name="Heading_20_3" text:outline-level="3"><text:span text:style-name="Strong_20_Emphasis">6. Working on Real-World Projects and Building a Portfolio</text:span></text:h>
      <text:list text:style-name="L12">
        <text:list-item>
          <text:p text:style-name="P31"><text:span text:style-name="Strong_20_Emphasis">Projects</text:span>: Work on projects like sentiment analysis, image classification, chatbot creation, and more complex projects (e.g., recommender systems).</text:p>
        </text:list-item>
        <text:list-item>
          <text:p text:style-name="P30"><text:span text:style-name="Strong_20_Emphasis">Kaggle Competitions</text:span>: Participate in Kaggle to apply your skills, gain experience, and build a project portfolio.</text:p>
        </text:list-item>
      </text:list>
      <text:p text:style-name="Text_20_body"><text:span text:style-name="Strong_20_Emphasis">Portfolio Tips</text:span>:</text:p>
      <text:list text:style-name="L13">
        <text:list-item>
          <text:p text:style-name="P32">Publish projects on GitHub, maintain a blog to explain your process, and showcase your results on platforms like LinkedIn.</text:p>
        </text:list-item>
      </text:list>
      <text:p text:style-name="P1">============================================================================================================================================================================================================================================================================================</text:p>
      <text:p text:style-name="P2"><text:soft-page-break/>To become a Python programmer specialized in AI and ML, here’s a comprehensive roadmap designed to guide you through the skills, tools, and projects necessary to reach a specialist level. This roadmap is broken down into clear steps, from mastering Python to developing expertise in AI and ML, and includes both fundamental and advanced topics.</text:p>
      <text:p text:style-name="Horizontal_20_Line"/>
      <text:h text:style-name="Heading_20_3" text:outline-level="3"><text:span text:style-name="Strong_20_Emphasis">Phase 1: Master Python Fundamentals</text:span></text:h>
      <text:h text:style-name="Heading_20_4" text:outline-level="4">Key Areas to Focus On:</text:h>
      <text:list text:style-name="L14">
        <text:list-item>
          <text:p text:style-name="P34"><text:span text:style-name="Strong_20_Emphasis">Basic Syntax and Data Structures</text:span></text:p>
          <text:list>
            <text:list-item>
              <text:p text:style-name="P34">Variables, data types, operators</text:p>
            </text:list-item>
            <text:list-item>
              <text:p text:style-name="P34">Lists, tuples, dictionaries, sets</text:p>
            </text:list-item>
            <text:list-item>
              <text:p text:style-name="P34">Control flow (if, for, while)</text:p>
            </text:list-item>
            <text:list-item>
              <text:p text:style-name="P34">Functions and modules</text:p>
            </text:list-item>
          </text:list>
        </text:list-item>
        <text:list-item>
          <text:p text:style-name="P34"><text:span text:style-name="Strong_20_Emphasis">Object-Oriented Programming (OOP)</text:span></text:p>
          <text:list>
            <text:list-item>
              <text:p text:style-name="P34">Classes, objects, inheritance, polymorphism</text:p>
            </text:list-item>
            <text:list-item>
              <text:p text:style-name="P34">Understanding OOP principles for reusable, organized code</text:p>
            </text:list-item>
          </text:list>
        </text:list-item>
        <text:list-item>
          <text:p text:style-name="P34"><text:span text:style-name="Strong_20_Emphasis">Data Handling and File Operations</text:span></text:p>
          <text:list>
            <text:list-item>
              <text:p text:style-name="P34">Reading and writing files (CSV, JSON)</text:p>
            </text:list-item>
            <text:list-item>
              <text:p text:style-name="P34">Working with data using <text:span text:style-name="Source_20_Text">pandas</text:span> and <text:span text:style-name="Source_20_Text">numpy</text:span></text:p>
            </text:list-item>
          </text:list>
        </text:list-item>
        <text:list-item>
          <text:p text:style-name="P34"><text:span text:style-name="Strong_20_Emphasis">Virtual Environments &amp; Package Management</text:span></text:p>
          <text:list>
            <text:list-item>
              <text:p text:style-name="P34">Virtual environments (using <text:span text:style-name="Source_20_Text">venv</text:span>, <text:span text:style-name="Source_20_Text">pipenv</text:span>)</text:p>
            </text:list-item>
            <text:list-item>
              <text:p text:style-name="P33">Package management with <text:span text:style-name="Source_20_Text">pip</text:span></text:p>
            </text:list-item>
          </text:list>
        </text:list-item>
      </text:list>
      <text:h text:style-name="Heading_20_4" text:outline-level="4">Resources:</text:h>
      <text:list text:style-name="L15">
        <text:list-item>
          <text:p text:style-name="P36"><text:span text:style-name="Emphasis">Books</text:span>: "Python Crash Course" by Eric Matthes, "Automate the Boring Stuff with Python" by Al Sweigart</text:p>
        </text:list-item>
        <text:list-item>
          <text:p text:style-name="P35"><text:span text:style-name="Emphasis">Courses</text:span>: “Python for Everybody” (Coursera), “Python Basics” on Codecademy</text:p>
        </text:list-item>
      </text:list>
      <text:p text:style-name="Horizontal_20_Line"/>
      <text:h text:style-name="Heading_20_3" text:outline-level="3"><text:span text:style-name="Strong_20_Emphasis">Phase 2: Learn Core Data Science and Statistics</text:span></text:h>
      <text:h text:style-name="Heading_20_4" text:outline-level="4">Key Areas to Focus On:</text:h>
      <text:list text:style-name="L16">
        <text:list-item>
          <text:p text:style-name="P38"><text:span text:style-name="Strong_20_Emphasis">Statistics and Probability</text:span></text:p>
          <text:list>
            <text:list-item>
              <text:p text:style-name="P38">Descriptive statistics (mean, median, variance)</text:p>
            </text:list-item>
            <text:list-item>
              <text:p text:style-name="P38">Probability distributions, hypothesis testing, p-values</text:p>
            </text:list-item>
          </text:list>
        </text:list-item>
        <text:list-item>
          <text:p text:style-name="P38"><text:span text:style-name="Strong_20_Emphasis">Linear Algebra and Calculus</text:span></text:p>
          <text:list>
            <text:list-item>
              <text:p text:style-name="P38">Matrices, vectors, eigenvalues, and matrix operations</text:p>
            </text:list-item>
            <text:list-item>
              <text:p text:style-name="P38">Derivatives and gradients (useful for model optimization)</text:p>
            </text:list-item>
          </text:list>
        </text:list-item>
        <text:list-item>
          <text:p text:style-name="P38"><text:span text:style-name="Strong_20_Emphasis">Data Preprocessing and Cleaning</text:span></text:p>
          <text:list>
            <text:list-item>
              <text:p text:style-name="P37">Handling missing data, scaling, and feature engineering</text:p>
            </text:list-item>
          </text:list>
        </text:list-item>
      </text:list>
      <text:h text:style-name="Heading_20_4" text:outline-level="4">Resources:</text:h>
      <text:list text:style-name="L17">
        <text:list-item>
          <text:p text:style-name="P40"><text:span text:style-name="Emphasis">Books</text:span>: "Practical Statistics for Data Scientists" by Peter Bruce</text:p>
        </text:list-item>
        <text:list-item>
          <text:p text:style-name="P39"><text:span text:style-name="Emphasis">Courses</text:span>: “Data Science Math Skills” on Coursera, “Statistics with Python” on DataCamp</text:p>
        </text:list-item>
      </text:list>
      <text:p text:style-name="Horizontal_20_Line"><text:soft-page-break/></text:p>
      <text:h text:style-name="Heading_20_3" text:outline-level="3"><text:span text:style-name="Strong_20_Emphasis">Phase 3: Get Familiar with Machine Learning Concepts</text:span></text:h>
      <text:h text:style-name="Heading_20_4" text:outline-level="4">Key Areas to Focus On:</text:h>
      <text:list text:style-name="L18">
        <text:list-item>
          <text:p text:style-name="P42"><text:span text:style-name="Strong_20_Emphasis">Supervised Learning</text:span></text:p>
          <text:list>
            <text:list-item>
              <text:p text:style-name="P42">Linear regression, logistic regression, decision trees, support vector machines (SVMs)</text:p>
            </text:list-item>
            <text:list-item>
              <text:p text:style-name="P42">Model evaluation (accuracy, precision, recall, F1-score)</text:p>
            </text:list-item>
          </text:list>
        </text:list-item>
        <text:list-item>
          <text:p text:style-name="P42"><text:span text:style-name="Strong_20_Emphasis">Unsupervised Learning</text:span></text:p>
          <text:list>
            <text:list-item>
              <text:p text:style-name="P42">Clustering (K-means, hierarchical clustering), principal component analysis (PCA)</text:p>
            </text:list-item>
          </text:list>
        </text:list-item>
        <text:list-item>
          <text:p text:style-name="P42"><text:span text:style-name="Strong_20_Emphasis">Evaluation Metrics</text:span></text:p>
          <text:list>
            <text:list-item>
              <text:p text:style-name="P41">Understanding metrics like ROC-AUC, confusion matrix, and cross-validation</text:p>
            </text:list-item>
          </text:list>
        </text:list-item>
      </text:list>
      <text:h text:style-name="Heading_20_4" text:outline-level="4">Tools and Libraries:</text:h>
      <text:list text:style-name="L19">
        <text:list-item>
          <text:p text:style-name="P44"><text:span text:style-name="Strong_20_Emphasis">scikit-learn</text:span>: Essential library for classical ML algorithms</text:p>
        </text:list-item>
        <text:list-item>
          <text:p text:style-name="P43"><text:span text:style-name="Strong_20_Emphasis">pandas &amp; numpy</text:span>: For data manipulation and analysis</text:p>
        </text:list-item>
      </text:list>
      <text:h text:style-name="Heading_20_4" text:outline-level="4">Resources:</text:h>
      <text:list text:style-name="L20">
        <text:list-item>
          <text:p text:style-name="P46"><text:span text:style-name="Emphasis">Books</text:span>: "Hands-On Machine Learning with Scikit-Learn, Keras, and TensorFlow" by Aurélien Géron</text:p>
        </text:list-item>
        <text:list-item>
          <text:p text:style-name="P45"><text:span text:style-name="Emphasis">Courses</text:span>: “Machine Learning” by Andrew Ng on Coursera, “Introduction to Machine Learning with scikit-learn” on DataCamp</text:p>
        </text:list-item>
      </text:list>
      <text:p text:style-name="Horizontal_20_Line"/>
      <text:h text:style-name="Heading_20_3" text:outline-level="3"><text:span text:style-name="Strong_20_Emphasis">Phase 4: Build Expertise in Deep Learning and Neural Networks</text:span></text:h>
      <text:h text:style-name="Heading_20_4" text:outline-level="4">Key Areas to Focus On:</text:h>
      <text:list text:style-name="L21">
        <text:list-item>
          <text:p text:style-name="P48"><text:span text:style-name="Strong_20_Emphasis">Neural Networks Basics</text:span></text:p>
          <text:list>
            <text:list-item>
              <text:p text:style-name="P48">Layers, neurons, activation functions, loss functions, and backpropagation</text:p>
            </text:list-item>
          </text:list>
        </text:list-item>
        <text:list-item>
          <text:p text:style-name="P48"><text:span text:style-name="Strong_20_Emphasis">Deep Learning Architectures</text:span></text:p>
          <text:list>
            <text:list-item>
              <text:p text:style-name="P48">Convolutional Neural Networks (CNNs) for image processing</text:p>
            </text:list-item>
            <text:list-item>
              <text:p text:style-name="P48">Recurrent Neural Networks (RNNs) and LSTMs for sequence data</text:p>
            </text:list-item>
          </text:list>
        </text:list-item>
        <text:list-item>
          <text:p text:style-name="P48"><text:span text:style-name="Strong_20_Emphasis">Deep Learning Frameworks</text:span></text:p>
          <text:list>
            <text:list-item>
              <text:p text:style-name="P47">TensorFlow and PyTorch for building and training neural networks</text:p>
            </text:list-item>
          </text:list>
        </text:list-item>
      </text:list>
      <text:h text:style-name="Heading_20_4" text:outline-level="4">Resources:</text:h>
      <text:list text:style-name="L22">
        <text:list-item>
          <text:p text:style-name="P50"><text:span text:style-name="Emphasis">Books</text:span>: "Deep Learning with Python" by François Chollet</text:p>
        </text:list-item>
        <text:list-item>
          <text:p text:style-name="P49"><text:span text:style-name="Emphasis">Courses</text:span>: Deep Learning Specialization by Andrew Ng on Coursera, Fast.ai’s course on Deep Learning</text:p>
        </text:list-item>
      </text:list>
      <text:p text:style-name="Horizontal_20_Line"/>
      <text:h text:style-name="Heading_20_3" text:outline-level="3"><text:soft-page-break/><text:span text:style-name="Strong_20_Emphasis">Phase 5: Specialize in Advanced AI &amp; ML Topics</text:span></text:h>
      <text:h text:style-name="Heading_20_4" text:outline-level="4">Key Areas to Focus On:</text:h>
      <text:list text:style-name="L23">
        <text:list-item>
          <text:p text:style-name="P52"><text:span text:style-name="Strong_20_Emphasis">Natural Language Processing (NLP)</text:span></text:p>
          <text:list>
            <text:list-item>
              <text:p text:style-name="P52">Text preprocessing, sentiment analysis, and named entity recognition</text:p>
            </text:list-item>
            <text:list-item>
              <text:p text:style-name="P52">Transformers and pre-trained language models (e.g., BERT, GPT)</text:p>
            </text:list-item>
            <text:list-item>
              <text:p text:style-name="P52">Key Libraries: <text:span text:style-name="Source_20_Text">spaCy</text:span>, <text:span text:style-name="Source_20_Text">NLTK</text:span>, <text:span text:style-name="Source_20_Text">transformers</text:span> by Hugging Face</text:p>
            </text:list-item>
          </text:list>
        </text:list-item>
        <text:list-item>
          <text:p text:style-name="P52"><text:span text:style-name="Strong_20_Emphasis">Computer Vision</text:span></text:p>
          <text:list>
            <text:list-item>
              <text:p text:style-name="P52">Image processing, object detection, image classification with CNNs</text:p>
            </text:list-item>
            <text:list-item>
              <text:p text:style-name="P52">Key Libraries: OpenCV, TensorFlow, PyTorch</text:p>
            </text:list-item>
          </text:list>
        </text:list-item>
        <text:list-item>
          <text:p text:style-name="P52"><text:span text:style-name="Strong_20_Emphasis">Reinforcement Learning</text:span></text:p>
          <text:list>
            <text:list-item>
              <text:p text:style-name="P52">Basics of agents, rewards, policies, and Q-learning</text:p>
            </text:list-item>
            <text:list-item>
              <text:p text:style-name="P51">Key Libraries: TensorFlow Agents, PyTorch, OpenAI Gym</text:p>
            </text:list-item>
          </text:list>
        </text:list-item>
      </text:list>
      <text:h text:style-name="Heading_20_4" text:outline-level="4">Resources:</text:h>
      <text:list text:style-name="L24">
        <text:list-item>
          <text:p text:style-name="P54"><text:span text:style-name="Emphasis">Books</text:span>: "Natural Language Processing with Python" by Bird, Klein, and Loper</text:p>
        </text:list-item>
        <text:list-item>
          <text:p text:style-name="P53"><text:span text:style-name="Emphasis">Courses</text:span>: “Introduction to TensorFlow for Artificial Intelligence, Machine Learning, and Deep Learning” on Coursera</text:p>
        </text:list-item>
      </text:list>
      <text:p text:style-name="Horizontal_20_Line"/>
      <text:h text:style-name="Heading_20_3" text:outline-level="3"><text:span text:style-name="Strong_20_Emphasis">Phase 6: Gain Hands-On Experience with Projects</text:span></text:h>
      <text:list text:style-name="L25">
        <text:list-item>
          <text:p text:style-name="P56"><text:span text:style-name="Strong_20_Emphasis">Build Small Projects</text:span> to solidify understanding of different concepts.</text:p>
          <text:list>
            <text:list-item>
              <text:p text:style-name="P56">Examples: Simple linear regression model, K-means clustering on sample datasets</text:p>
            </text:list-item>
          </text:list>
        </text:list-item>
        <text:list-item>
          <text:p text:style-name="P56"><text:span text:style-name="Strong_20_Emphasis">Intermediate Projects</text:span></text:p>
          <text:list>
            <text:list-item>
              <text:p text:style-name="P56">Sentiment analysis using NLP, image classification with CNNs</text:p>
            </text:list-item>
          </text:list>
        </text:list-item>
        <text:list-item>
          <text:p text:style-name="P56"><text:span text:style-name="Strong_20_Emphasis">Advanced Capstone Projects</text:span></text:p>
          <text:list>
            <text:list-item>
              <text:p text:style-name="P55">End-to-end projects like recommendation systems, chatbots, or real-time object detection</text:p>
            </text:list-item>
          </text:list>
        </text:list-item>
      </text:list>
      <text:p text:style-name="Text_20_body"><text:span text:style-name="Strong_20_Emphasis">Project Tips</text:span>:</text:p>
      <text:list text:style-name="L26">
        <text:list-item>
          <text:p text:style-name="P58">Document your projects and keep them organized in GitHub repositories.</text:p>
        </text:list-item>
        <text:list-item>
          <text:p text:style-name="P57">Work on Kaggle competitions to test your skills with real-world datasets and benchmark your solutions.</text:p>
        </text:list-item>
      </text:list>
      <text:p text:style-name="Horizontal_20_Line"/>
      <text:h text:style-name="Heading_20_3" text:outline-level="3"><text:span text:style-name="Strong_20_Emphasis">Phase 7: Deployment and ML Ops</text:span></text:h>
      <text:h text:style-name="Heading_20_4" text:outline-level="4">Key Areas to Focus On:</text:h>
      <text:list text:style-name="L27">
        <text:list-item>
          <text:p text:style-name="P60"><text:span text:style-name="Strong_20_Emphasis">Model Deployment and Serving</text:span></text:p>
          <text:list>
            <text:list-item>
              <text:p text:style-name="P60">Using tools like Flask, FastAPI, and Docker to deploy models.</text:p>
            </text:list-item>
          </text:list>
        </text:list-item>
        <text:list-item>
          <text:p text:style-name="P60"><text:span text:style-name="Strong_20_Emphasis">ML Operations (MLOps)</text:span></text:p>
          <text:list>
            <text:list-item>
              <text:p text:style-name="P60">CI/CD pipelines, model versioning, and monitoring models in production</text:p>
            </text:list-item>
          </text:list>
        </text:list-item>
        <text:list-item>
          <text:p text:style-name="P60"><text:span text:style-name="Strong_20_Emphasis">Cloud Platforms for AI &amp; ML</text:span></text:p>
          <text:list>
            <text:list-item>
              <text:p text:style-name="P59">Familiarize with services like AWS SageMaker, Google AI Platform, Azure ML for scalable ML solutions</text:p>
            </text:list-item>
          </text:list>
        </text:list-item>
      </text:list>
      <text:p text:style-name="Horizontal_20_Line"><text:soft-page-break/></text:p>
      <text:h text:style-name="Heading_20_3" text:outline-level="3"><text:span text:style-name="Strong_20_Emphasis">Phase 8: Stay Updated and Build a Portfolio</text:span></text:h>
      <text:list text:style-name="L28">
        <text:list-item>
          <text:p text:style-name="P62"><text:span text:style-name="Strong_20_Emphasis">Portfolio</text:span>: Build a GitHub portfolio with well-documented projects, code, and explanations.</text:p>
        </text:list-item>
        <text:list-item>
          <text:p text:style-name="P62"><text:span text:style-name="Strong_20_Emphasis">Networking</text:span>: Share your work on LinkedIn, GitHub, and Medium. Connect with other ML practitioners.</text:p>
        </text:list-item>
        <text:list-item>
          <text:p text:style-name="P61"><text:span text:style-name="Strong_20_Emphasis">Keep Learning</text:span>: AI and ML are rapidly evolving fields. Follow industry trends, research papers, and new techniques through platforms like Arxiv, Medium, and AI conferences.</text:p>
        </text:list-item>
      </text:list>
      <text:p text:style-name="Horizontal_20_Line"/>
      <text:p text:style-name="Text_20_body">By following this roadmap, you’ll build a solid foundation in Python and gain specialized skills in AI and ML that are highly valued in the industry. Aim for consistent practice, and don’t shy away from tackling challenging projects. This combination will prepare you well to reach a specialist level in Python, AI, and ML.</text:p>
      <text:p text:style-name="P1">==============================================================================================================================================</text:p>
      <text:p text:style-name="P1"/>
      <text:p text:style-name="P1"/>
      <text:p text:style-name="P1"/>
      <text:p text:style-name="P1"/>
      <text:p text:style-name="P1"/>
      <text:h text:style-name="P3" text:outline-level="3"><text:span text:style-name="Strong_20_Emphasis">1. SDE (Software Development Engineer) Overview</text:span></text:h>
      <text:h text:style-name="Heading_20_4" text:outline-level="4"><text:span text:style-name="Strong_20_Emphasis">Responsibilities</text:span>:</text:h>
      <text:list text:style-name="L29">
        <text:list-item>
          <text:p text:style-name="P64"><text:span text:style-name="Strong_20_Emphasis">Design, develop, and maintain software systems</text:span>: Build scalable and efficient applications, APIs, and backend services.</text:p>
        </text:list-item>
        <text:list-item>
          <text:p text:style-name="P64"><text:span text:style-name="Strong_20_Emphasis">Programming and problem-solving</text:span>: Proficiency in languages like Java, Python, C++, or Go, and a strong grasp of data structures and algorithms.</text:p>
        </text:list-item>
        <text:list-item>
          <text:p text:style-name="P64"><text:span text:style-name="Strong_20_Emphasis">Teamwork and collaboration</text:span>: Work with cross-functional teams (QA, DevOps, Product) to deliver features.</text:p>
        </text:list-item>
        <text:list-item>
          <text:p text:style-name="P64"><text:span text:style-name="Strong_20_Emphasis">System design and architecture</text:span>: Develop high-level designs for complex systems.</text:p>
        </text:list-item>
        <text:list-item>
          <text:p text:style-name="P63"><text:span text:style-name="Strong_20_Emphasis">Debugging and maintenance</text:span>: Identify and fix bugs and improve existing systems.</text:p>
        </text:list-item>
      </text:list>
      <text:h text:style-name="Heading_20_4" text:outline-level="4"><text:span text:style-name="Strong_20_Emphasis">Key Skills</text:span>:</text:h>
      <text:list text:style-name="L30">
        <text:list-item>
          <text:p text:style-name="P66">Strong in <text:span text:style-name="Strong_20_Emphasis">data structures, algorithms</text:span>, and <text:span text:style-name="Strong_20_Emphasis">system design</text:span>.</text:p>
        </text:list-item>
        <text:list-item>
          <text:p text:style-name="P66">Proficiency in programming languages.</text:p>
        </text:list-item>
        <text:list-item>
          <text:p text:style-name="P66">Familiarity with <text:span text:style-name="Strong_20_Emphasis">cloud services</text:span> (AWS, Azure, GCP).</text:p>
        </text:list-item>
        <text:list-item>
          <text:p text:style-name="P66">Understanding of <text:span text:style-name="Strong_20_Emphasis">scalability</text:span> and <text:span text:style-name="Strong_20_Emphasis">performance optimization</text:span>.</text:p>
        </text:list-item>
        <text:list-item>
          <text:p text:style-name="P65">Exposure to <text:span text:style-name="Strong_20_Emphasis">DevOps tools</text:span> (Docker, Kubernetes, CI/CD).</text:p>
        </text:list-item>
      </text:list>
      <text:h text:style-name="Heading_20_4" text:outline-level="4"><text:span text:style-name="Strong_20_Emphasis">Career Path</text:span>:</text:h>
      <text:list text:style-name="L31">
        <text:list-item>
          <text:p text:style-name="P68">Entry-level: SDE I</text:p>
        </text:list-item>
        <text:list-item>
          <text:p text:style-name="P68">Mid-level: SDE II</text:p>
        </text:list-item>
        <text:list-item>
          <text:p text:style-name="P68">Senior: Senior SDE, Principal Engineer</text:p>
        </text:list-item>
        <text:list-item>
          <text:p text:style-name="P67">Leadership: Tech Lead, Engineering Manager, Architect</text:p>
        </text:list-item>
      </text:list>
      <text:h text:style-name="Heading_20_4" text:outline-level="4"><text:soft-page-break/><text:span text:style-name="Strong_20_Emphasis">Industries</text:span>: Software product companies, e-commerce, SaaS, fintech, and gaming.</text:h>
      <text:p text:style-name="Horizontal_20_Line"/>
      <text:h text:style-name="Heading_20_3" text:outline-level="3"><text:span text:style-name="Strong_20_Emphasis">2. AI/ML Developer Overview</text:span></text:h>
      <text:h text:style-name="Heading_20_4" text:outline-level="4"><text:span text:style-name="Strong_20_Emphasis">Responsibilities</text:span>:</text:h>
      <text:list text:style-name="L32">
        <text:list-item>
          <text:p text:style-name="P70"><text:span text:style-name="Strong_20_Emphasis">Research and build machine learning models</text:span>: Develop predictive models, natural language processing systems, and image recognition algorithms.</text:p>
        </text:list-item>
        <text:list-item>
          <text:p text:style-name="P70"><text:span text:style-name="Strong_20_Emphasis">Data preprocessing</text:span>: Clean and prepare large datasets.</text:p>
        </text:list-item>
        <text:list-item>
          <text:p text:style-name="P70"><text:span text:style-name="Strong_20_Emphasis">Training models</text:span>: Train, fine-tune, and evaluate machine learning models.</text:p>
        </text:list-item>
        <text:list-item>
          <text:p text:style-name="P70"><text:span text:style-name="Strong_20_Emphasis">Deploying ML models</text:span>: Integrate models into production systems (using tools like TensorFlow Serving, FastAPI).</text:p>
        </text:list-item>
        <text:list-item>
          <text:p text:style-name="P69"><text:span text:style-name="Strong_20_Emphasis">Stay updated on research</text:span>: Follow advancements in AI/ML technologies and implement state-of-the-art algorithms.</text:p>
        </text:list-item>
      </text:list>
      <text:h text:style-name="Heading_20_4" text:outline-level="4"><text:span text:style-name="Strong_20_Emphasis">Key Skills</text:span>:</text:h>
      <text:list text:style-name="L33">
        <text:list-item>
          <text:p text:style-name="P72">Strong foundation in <text:span text:style-name="Strong_20_Emphasis">mathematics</text:span> (linear algebra, probability, statistics).</text:p>
        </text:list-item>
        <text:list-item>
          <text:p text:style-name="P72">Knowledge of <text:span text:style-name="Strong_20_Emphasis">machine learning frameworks</text:span> (TensorFlow, PyTorch, Scikit-learn).</text:p>
        </text:list-item>
        <text:list-item>
          <text:p text:style-name="P72">Proficiency in Python (preferred language for AI/ML) and libraries like NumPy, Pandas.</text:p>
        </text:list-item>
        <text:list-item>
          <text:p text:style-name="P72">Familiarity with <text:span text:style-name="Strong_20_Emphasis">deep learning</text:span>, NLP, and computer vision.</text:p>
        </text:list-item>
        <text:list-item>
          <text:p text:style-name="P71">Exposure to <text:span text:style-name="Strong_20_Emphasis">big data tools</text:span> (Spark, Hadoop) and <text:span text:style-name="Strong_20_Emphasis">MLOps</text:span>.</text:p>
        </text:list-item>
      </text:list>
      <text:h text:style-name="Heading_20_4" text:outline-level="4"><text:span text:style-name="Strong_20_Emphasis">Career Path</text:span>:</text:h>
      <text:list text:style-name="L34">
        <text:list-item>
          <text:p text:style-name="P74">Entry-level: AI/ML Engineer, Data Scientist</text:p>
        </text:list-item>
        <text:list-item>
          <text:p text:style-name="P74">Mid-level: Applied Scientist, AI Specialist</text:p>
        </text:list-item>
        <text:list-item>
          <text:p text:style-name="P74">Senior: Research Scientist, AI/ML Architect</text:p>
        </text:list-item>
        <text:list-item>
          <text:p text:style-name="P73">Leadership: AI Lead, Data Science Manager, AI Strategist</text:p>
        </text:list-item>
      </text:list>
      <text:h text:style-name="Heading_20_4" text:outline-level="4"><text:span text:style-name="Strong_20_Emphasis">Industries</text:span>: Healthcare, finance, autonomous vehicles, gaming, tech startups, and academic research.</text:h>
      <text:p text:style-name="Horizontal_20_Line"/>
      <text:h text:style-name="Heading_20_3" text:outline-level="3"><text:span text:style-name="Strong_20_Emphasis">SDE vs. AI/ML Developer: Comparison</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Aspect</text:span></text:p>
            </table:table-cell>
            <table:table-cell table:style-name="Table1.A1" office:value-type="string">
              <text:p text:style-name="Table_20_Heading"><text:span text:style-name="Strong_20_Emphasis">SDE</text:span></text:p>
            </table:table-cell>
            <table:table-cell table:style-name="Table1.A1" office:value-type="string">
              <text:p text:style-name="Table_20_Heading"><text:span text:style-name="Strong_20_Emphasis">AI/ML Developer</text:span></text:p>
            </table:table-cell>
          </table:table-row>
        </table:table-header-rows>
        <table:table-row>
          <table:table-cell table:style-name="Table1.A1" office:value-type="string">
            <text:p text:style-name="Table_20_Contents"><text:span text:style-name="Strong_20_Emphasis">Focus</text:span></text:p>
          </table:table-cell>
          <table:table-cell table:style-name="Table1.A1" office:value-type="string">
            <text:p text:style-name="Table_20_Contents">Building software systems</text:p>
          </table:table-cell>
          <table:table-cell table:style-name="Table1.A1" office:value-type="string">
            <text:p text:style-name="Table_20_Contents">Researching and deploying models</text:p>
          </table:table-cell>
        </table:table-row>
        <table:table-row>
          <table:table-cell table:style-name="Table1.A1" office:value-type="string">
            <text:p text:style-name="Table_20_Contents"><text:span text:style-name="Strong_20_Emphasis">Coding</text:span></text:p>
          </table:table-cell>
          <table:table-cell table:style-name="Table1.A1" office:value-type="string">
            <text:p text:style-name="Table_20_Contents">Intensive</text:p>
          </table:table-cell>
          <table:table-cell table:style-name="Table1.A1" office:value-type="string">
            <text:p text:style-name="Table_20_Contents">Python-heavy, some research tasks</text:p>
          </table:table-cell>
        </table:table-row>
        <table:table-row>
          <table:table-cell table:style-name="Table1.A1" office:value-type="string">
            <text:p text:style-name="Table_20_Contents"><text:span text:style-name="Strong_20_Emphasis">Math Requirements</text:span></text:p>
          </table:table-cell>
          <table:table-cell table:style-name="Table1.A1" office:value-type="string">
            <text:p text:style-name="Table_20_Contents">Basic to moderate</text:p>
          </table:table-cell>
          <table:table-cell table:style-name="Table1.A1" office:value-type="string">
            <text:p text:style-name="Table_20_Contents">Advanced (linear algebra, stats)</text:p>
          </table:table-cell>
        </table:table-row>
        <table:table-row>
          <table:table-cell table:style-name="Table1.A1" office:value-type="string">
            <text:p text:style-name="Table_20_Contents"><text:span text:style-name="Strong_20_Emphasis">Career Flexibility</text:span></text:p>
          </table:table-cell>
          <table:table-cell table:style-name="Table1.A1" office:value-type="string">
            <text:p text:style-name="Table_20_Contents">Wide (tech, e-commerce, gaming)</text:p>
          </table:table-cell>
          <table:table-cell table:style-name="Table1.A1" office:value-type="string">
            <text:p text:style-name="Table_20_Contents">Narrower but high-impact fields</text:p>
          </table:table-cell>
        </table:table-row>
        <table:table-row>
          <table:table-cell table:style-name="Table1.A1" office:value-type="string">
            <text:p text:style-name="Table_20_Contents"><text:span text:style-name="Strong_20_Emphasis">Job Stability</text:span></text:p>
          </table:table-cell>
          <table:table-cell table:style-name="Table1.A1" office:value-type="string">
            <text:p text:style-name="Table_20_Contents">Stable demand in all industries</text:p>
          </table:table-cell>
          <table:table-cell table:style-name="Table1.A1" office:value-type="string">
            <text:p text:style-name="Table_20_Contents">Specialized but growing demand</text:p>
          </table:table-cell>
        </table:table-row>
        <table:table-row>
          <table:table-cell table:style-name="Table1.A1" office:value-type="string">
            <text:p text:style-name="Table_20_Contents"><text:span text:style-name="Strong_20_Emphasis">Learning Curve</text:span></text:p>
          </table:table-cell>
          <table:table-cell table:style-name="Table1.A1" office:value-type="string">
            <text:p text:style-name="Table_20_Contents">Moderate</text:p>
          </table:table-cell>
          <table:table-cell table:style-name="Table1.A1" office:value-type="string">
            <text:p text:style-name="Table_20_Contents">Steeper (AI/ML concepts)</text:p>
          </table:table-cell>
        </table:table-row>
        <table:table-row>
          <table:table-cell table:style-name="Table1.A1" office:value-type="string">
            <text:p text:style-name="Table_20_Contents"><text:span text:style-name="Strong_20_Emphasis">Pay Scale</text:span></text:p>
          </table:table-cell>
          <table:table-cell table:style-name="Table1.A1" office:value-type="string">
            <text:p text:style-name="Table_20_Contents">High</text:p>
          </table:table-cell>
          <table:table-cell table:style-name="Table1.A1" office:value-type="string">
            <text:p text:style-name="Table_20_Contents">Very high in specialized roles</text:p>
          </table:table-cell>
        </table:table-row>
      </table:table>
      <text:p text:style-name="Horizontal_20_Line"/>
      <text:h text:style-name="Heading_20_3" text:outline-level="3"><text:soft-page-break/><text:span text:style-name="Strong_20_Emphasis">Which Should You Choose?</text:span></text:h>
      <text:h text:style-name="Heading_20_4" text:outline-level="4"><text:span text:style-name="Strong_20_Emphasis">Choose SDE if</text:span>:</text:h>
      <text:list text:style-name="L35">
        <text:list-item>
          <text:p text:style-name="P76">You enjoy <text:span text:style-name="Strong_20_Emphasis">system design, programming</text:span>, and solving algorithmic problems.</text:p>
        </text:list-item>
        <text:list-item>
          <text:p text:style-name="P76">You prefer a broader range of industries and roles.</text:p>
        </text:list-item>
        <text:list-item>
          <text:p text:style-name="P76">You want flexibility in switching between domains in the future.</text:p>
        </text:list-item>
        <text:list-item>
          <text:p text:style-name="P75">You aim to build scalable, user-facing applications or backend systems.</text:p>
        </text:list-item>
      </text:list>
      <text:h text:style-name="Heading_20_4" text:outline-level="4"><text:span text:style-name="Strong_20_Emphasis">Choose AI/ML Developer if</text:span>:</text:h>
      <text:list text:style-name="L36">
        <text:list-item>
          <text:p text:style-name="P78">You are passionate about <text:span text:style-name="Strong_20_Emphasis">AI, data</text:span>, and <text:span text:style-name="Strong_20_Emphasis">mathematics</text:span>.</text:p>
        </text:list-item>
        <text:list-item>
          <text:p text:style-name="P78">You enjoy research, experimentation, and working on cutting-edge tech.</text:p>
        </text:list-item>
        <text:list-item>
          <text:p text:style-name="P78">You want to focus on solving specific problems like NLP, computer vision, or recommender systems.</text:p>
        </text:list-item>
        <text:list-item>
          <text:p text:style-name="P77">You're ready to specialize in a field with high innovation potential.</text:p>
        </text:list-item>
      </text:list>
      <text:p text:style-name="Horizontal_20_Line"/>
      <text:h text:style-name="Heading_20_3" text:outline-level="3"><text:span text:style-name="Strong_20_Emphasis">Practical Advice</text:span>:</text:h>
      <text:p text:style-name="Text_20_body">If you’re undecided, consider the <text:span text:style-name="Strong_20_Emphasis">intersection</text:span>: <text:span text:style-name="Strong_20_Emphasis">SDEs with AI/ML skills</text:span> are in high demand. Start as an SDE and gradually build expertise in AI/ML tools and frameworks. This way, you’ll stay versatile while exploring opportunities in both fields.</text:p>
      <text:p text:style-name="Text_20_body">Would you like specific roadmaps or a more tailored plan? Let me know!</text:p>
      <text:p text:style-name="Text_20_body"/>
      <text:p text:style-name="Text_20_body"/>
      <text:p text:style-name="Text_20_body"/>
      <text:p text:style-name="P5">=====================================================================================================================================================================================================================</text:p>
      <text:p text:style-name="P5"/>
      <text:h text:style-name="P4" text:outline-level="3"><text:span text:style-name="Strong_20_Emphasis">Roadmap: SDE with AI/ML Skills</text:span></text:h>
      <text:p text:style-name="Text_20_body">Blending SDE skills with AI/ML expertise makes you a highly versatile and in-demand professional. Here's a step-by-step roadmap tailored to this career path.</text:p>
      <text:p text:style-name="Horizontal_20_Line"/>
      <text:h text:style-name="Heading_20_3" text:outline-level="3"><text:span text:style-name="Strong_20_Emphasis">Phase 1: Solidify SDE Foundations (3-6 Months)</text:span></text:h>
      <text:h text:style-name="Heading_20_4" text:outline-level="4">1. <text:span text:style-name="Strong_20_Emphasis">Master Core Programming Skills</text:span></text:h>
      <text:list text:style-name="L37">
        <text:list-item>
          <text:p text:style-name="P80"><text:span text:style-name="Strong_20_Emphasis">Languages</text:span>: Python (for AI/ML) + one other (Java, C++, or Go for SDE roles).</text:p>
        </text:list-item>
        <text:list-item>
          <text:p text:style-name="P80"><text:span text:style-name="Strong_20_Emphasis">Practice coding daily</text:span>: Use platforms like LeetCode, HackerRank, or Codeforces.</text:p>
        </text:list-item>
        <text:list-item>
          <text:p text:style-name="P80"><text:span text:style-name="Strong_20_Emphasis">Focus areas</text:span>:</text:p>
          <text:list>
            <text:list-item>
              <text:p text:style-name="P80">Arrays, linked lists, trees, and graphs.</text:p>
            </text:list-item>
            <text:list-item>
              <text:p text:style-name="P80">Sorting and searching algorithms.</text:p>
            </text:list-item>
            <text:list-item>
              <text:p text:style-name="P79"><text:soft-page-break/>Dynamic programming and bit manipulation.</text:p>
            </text:list-item>
          </text:list>
        </text:list-item>
      </text:list>
      <text:h text:style-name="Heading_20_4" text:outline-level="4">2. <text:span text:style-name="Strong_20_Emphasis">Learn System Design Basics</text:span></text:h>
      <text:list text:style-name="L38">
        <text:list-item>
          <text:p text:style-name="P82">Study <text:span text:style-name="Strong_20_Emphasis">scalability, APIs, and microservices</text:span>.</text:p>
        </text:list-item>
        <text:list-item>
          <text:p text:style-name="P82">Resources:</text:p>
          <text:list>
            <text:list-item>
              <text:p text:style-name="P82"><text:span text:style-name="Emphasis">Grokking the System Design Interview</text:span> (interactive).</text:p>
            </text:list-item>
            <text:list-item>
              <text:p text:style-name="P82">YouTube channels like System Design Primer.</text:p>
            </text:list-item>
          </text:list>
        </text:list-item>
        <text:list-item>
          <text:p text:style-name="P81">Build sample projects: e.g., a file-sharing system, a URL shortener.</text:p>
        </text:list-item>
      </text:list>
      <text:h text:style-name="Heading_20_4" text:outline-level="4">3. <text:span text:style-name="Strong_20_Emphasis">Understand Software Development Lifecycle (SDLC)</text:span></text:h>
      <text:list text:style-name="L39">
        <text:list-item>
          <text:p text:style-name="P84">Learn Git for version control, CI/CD pipelines (Jenkins, GitHub Actions).</text:p>
        </text:list-item>
        <text:list-item>
          <text:p text:style-name="P84">Explore Docker and Kubernetes for containerization.</text:p>
        </text:list-item>
        <text:list-item>
          <text:p text:style-name="P83">Practice Agile development methodologies.</text:p>
        </text:list-item>
      </text:list>
      <text:p text:style-name="Horizontal_20_Line"/>
      <text:h text:style-name="Heading_20_3" text:outline-level="3"><text:span text:style-name="Strong_20_Emphasis">Phase 2: AI/ML Foundations (6 Months)</text:span></text:h>
      <text:h text:style-name="Heading_20_4" text:outline-level="4">1. <text:span text:style-name="Strong_20_Emphasis">Mathematics for AI/ML</text:span></text:h>
      <text:list text:style-name="L40">
        <text:list-item>
          <text:p text:style-name="P86"><text:span text:style-name="Strong_20_Emphasis">Linear Algebra</text:span>: Matrices, eigenvalues, vector spaces.</text:p>
          <text:list>
            <text:list-item>
              <text:p text:style-name="P86">Resource: <text:span text:style-name="Emphasis">Essence of Linear Algebra</text:span> (YouTube).</text:p>
            </text:list-item>
          </text:list>
        </text:list-item>
        <text:list-item>
          <text:p text:style-name="P86"><text:span text:style-name="Strong_20_Emphasis">Probability &amp; Statistics</text:span>: Bayes theorem, distributions, hypothesis testing.</text:p>
          <text:list>
            <text:list-item>
              <text:p text:style-name="P86">Resource: <text:span text:style-name="Emphasis">StatQuest with Josh Starmer</text:span> (YouTube).</text:p>
            </text:list-item>
          </text:list>
        </text:list-item>
        <text:list-item>
          <text:p text:style-name="P85"><text:span text:style-name="Strong_20_Emphasis">Calculus</text:span>: Derivatives and integrals, gradient descent.</text:p>
        </text:list-item>
      </text:list>
      <text:h text:style-name="Heading_20_4" text:outline-level="4">2. <text:span text:style-name="Strong_20_Emphasis">Learn Python for AI/ML</text:span></text:h>
      <text:list text:style-name="L41">
        <text:list-item>
          <text:p text:style-name="P88">Libraries:</text:p>
          <text:list>
            <text:list-item>
              <text:p text:style-name="P88">NumPy (arrays, linear algebra).</text:p>
            </text:list-item>
            <text:list-item>
              <text:p text:style-name="P88">Pandas (data manipulation).</text:p>
            </text:list-item>
            <text:list-item>
              <text:p text:style-name="P88">Matplotlib/Seaborn (visualizations).</text:p>
            </text:list-item>
          </text:list>
        </text:list-item>
        <text:list-item>
          <text:p text:style-name="P87">Project: Analyze a real dataset (e.g., sales, weather data).</text:p>
        </text:list-item>
      </text:list>
      <text:h text:style-name="Heading_20_4" text:outline-level="4">3. <text:span text:style-name="Strong_20_Emphasis">Start with Machine Learning</text:span></text:h>
      <text:list text:style-name="L42">
        <text:list-item>
          <text:p text:style-name="P90">Learn the <text:span text:style-name="Strong_20_Emphasis">basics of ML algorithms</text:span>:</text:p>
          <text:list>
            <text:list-item>
              <text:p text:style-name="P90">Supervised: Linear regression, decision trees.</text:p>
            </text:list-item>
            <text:list-item>
              <text:p text:style-name="P90">Unsupervised: K-means clustering, PCA.</text:p>
            </text:list-item>
          </text:list>
        </text:list-item>
        <text:list-item>
          <text:p text:style-name="P90">Toolkits: Scikit-learn (for classic ML).</text:p>
        </text:list-item>
        <text:list-item>
          <text:p text:style-name="P90">Resources:</text:p>
          <text:list>
            <text:list-item>
              <text:p text:style-name="P90"><text:span text:style-name="Emphasis">Hands-On Machine Learning with Scikit-Learn, Keras, and TensorFlow</text:span> (Aurélien Géron).</text:p>
            </text:list-item>
            <text:list-item>
              <text:p text:style-name="P90">Andrew Ng’s <text:span text:style-name="Emphasis">Machine Learning</text:span> course (Coursera).</text:p>
            </text:list-item>
          </text:list>
        </text:list-item>
        <text:list-item>
          <text:p text:style-name="P89">Project: Build a house price predictor or a recommendation system.</text:p>
        </text:list-item>
      </text:list>
      <text:p text:style-name="Horizontal_20_Line"/>
      <text:h text:style-name="Heading_20_3" text:outline-level="3"><text:soft-page-break/><text:span text:style-name="Strong_20_Emphasis">Phase 3: Build AI/ML-SDE Intersection Skills (6-12 Months)</text:span></text:h>
      <text:h text:style-name="Heading_20_4" text:outline-level="4">1. <text:span text:style-name="Strong_20_Emphasis">Combine AI/ML and Backend Development</text:span></text:h>
      <text:list text:style-name="L43">
        <text:list-item>
          <text:p text:style-name="P92">Learn <text:span text:style-name="Strong_20_Emphasis">model deployment techniques</text:span>:</text:p>
          <text:list>
            <text:list-item>
              <text:p text:style-name="P92">Serve models using Flask or FastAPI.</text:p>
            </text:list-item>
            <text:list-item>
              <text:p text:style-name="P92">Use Docker to containerize models.</text:p>
            </text:list-item>
            <text:list-item>
              <text:p text:style-name="P92">Deploy on cloud (AWS Sagemaker, Azure ML, or GCP AI).</text:p>
            </text:list-item>
          </text:list>
        </text:list-item>
        <text:list-item>
          <text:p text:style-name="P91">Project: Build and deploy an image classification API or sentiment analysis API.</text:p>
        </text:list-item>
      </text:list>
      <text:h text:style-name="Heading_20_4" text:outline-level="4">2. <text:span text:style-name="Strong_20_Emphasis">Explore Deep Learning</text:span></text:h>
      <text:list text:style-name="L44">
        <text:list-item>
          <text:p text:style-name="P94">Learn deep learning fundamentals: Neural networks, CNNs, RNNs.</text:p>
        </text:list-item>
        <text:list-item>
          <text:p text:style-name="P94">Use TensorFlow or PyTorch to build deep learning models.</text:p>
        </text:list-item>
        <text:list-item>
          <text:p text:style-name="P94">Project:</text:p>
          <text:list>
            <text:list-item>
              <text:p text:style-name="P94">Build a chatbot using NLP.</text:p>
            </text:list-item>
            <text:list-item>
              <text:p text:style-name="P93">Train a computer vision model for object detection.</text:p>
            </text:list-item>
          </text:list>
        </text:list-item>
      </text:list>
      <text:h text:style-name="Heading_20_4" text:outline-level="4">3. <text:span text:style-name="Strong_20_Emphasis">Practice MLOps for Scaling AI/ML</text:span></text:h>
      <text:list text:style-name="L45">
        <text:list-item>
          <text:p text:style-name="P96">Learn tools:</text:p>
          <text:list>
            <text:list-item>
              <text:p text:style-name="P96">MLFlow, DVC (Data Version Control).</text:p>
            </text:list-item>
            <text:list-item>
              <text:p text:style-name="P96">Kubernetes for model orchestration.</text:p>
            </text:list-item>
          </text:list>
        </text:list-item>
        <text:list-item>
          <text:p text:style-name="P96">Skills: Automate retraining pipelines and monitor deployed models.</text:p>
        </text:list-item>
        <text:list-item>
          <text:p text:style-name="P95">Project: Automate model retraining using Kubernetes.</text:p>
        </text:list-item>
      </text:list>
      <text:p text:style-name="Horizontal_20_Line"/>
      <text:h text:style-name="Heading_20_3" text:outline-level="3"><text:span text:style-name="Strong_20_Emphasis">Phase 4: Build Portfolio &amp; Interview Prep (Ongoing)</text:span></text:h>
      <text:h text:style-name="Heading_20_4" text:outline-level="4">1. <text:span text:style-name="Strong_20_Emphasis">Portfolio Development</text:span></text:h>
      <text:list text:style-name="L46">
        <text:list-item>
          <text:p text:style-name="P98">Showcase projects that integrate SDE and AI/ML:</text:p>
          <text:list>
            <text:list-item>
              <text:p text:style-name="P98">AI-powered e-commerce recommendation engine.</text:p>
            </text:list-item>
            <text:list-item>
              <text:p text:style-name="P98">Scalable fraud detection API.</text:p>
            </text:list-item>
            <text:list-item>
              <text:p text:style-name="P98">Predictive analytics dashboard with real-time updates.</text:p>
            </text:list-item>
          </text:list>
        </text:list-item>
        <text:list-item>
          <text:p text:style-name="P97">Host your projects on GitHub and deploy live versions.</text:p>
        </text:list-item>
      </text:list>
      <text:h text:style-name="Heading_20_4" text:outline-level="4">2. <text:span text:style-name="Strong_20_Emphasis">Contribute to Open Source</text:span></text:h>
      <text:list text:style-name="L47">
        <text:list-item>
          <text:p text:style-name="P100">Contribute to projects like TensorFlow, PyTorch, or Scikit-learn.</text:p>
        </text:list-item>
        <text:list-item>
          <text:p text:style-name="P99">Join Kaggle competitions to improve skills.</text:p>
        </text:list-item>
      </text:list>
      <text:h text:style-name="Heading_20_4" text:outline-level="4">3. <text:span text:style-name="Strong_20_Emphasis">Prepare for SDE+AI/ML Interviews</text:span></text:h>
      <text:list text:style-name="L48">
        <text:list-item>
          <text:p text:style-name="P102"><text:span text:style-name="Strong_20_Emphasis">SDE Questions</text:span>: Focus on system design, algorithms, and backend development.</text:p>
        </text:list-item>
        <text:list-item>
          <text:p text:style-name="P102"><text:span text:style-name="Strong_20_Emphasis">AI/ML Questions</text:span>: Prepare to explain ML models, hyperparameter tuning, and real-world challenges.</text:p>
        </text:list-item>
        <text:list-item>
          <text:p text:style-name="P101">Mock interviews: Use platforms like Pramp or Interviewing.io.</text:p>
        </text:list-item>
      </text:list>
      <text:p text:style-name="Horizontal_20_Line"/>
      <text:h text:style-name="Heading_20_3" text:outline-level="3"><text:soft-page-break/><text:span text:style-name="Strong_20_Emphasis">Tools and Resources</text:span></text:h>
      <text:h text:style-name="Heading_20_4" text:outline-level="4"><text:span text:style-name="Strong_20_Emphasis">Programming Platforms</text:span></text:h>
      <text:list text:style-name="L49">
        <text:list-item>
          <text:p text:style-name="P104"><text:span text:style-name="Strong_20_Emphasis">LeetCode</text:span>, <text:span text:style-name="Strong_20_Emphasis">Codeforces</text:span> (SDE problems).</text:p>
        </text:list-item>
        <text:list-item>
          <text:p text:style-name="P103"><text:span text:style-name="Strong_20_Emphasis">Kaggle</text:span>, <text:span text:style-name="Strong_20_Emphasis">Google Colab</text:span> (AI/ML projects).</text:p>
        </text:list-item>
      </text:list>
      <text:h text:style-name="Heading_20_4" text:outline-level="4"><text:span text:style-name="Strong_20_Emphasis">Books</text:span></text:h>
      <text:list text:style-name="L50">
        <text:list-item>
          <text:p text:style-name="P106"><text:span text:style-name="Emphasis">Cracking the Coding Interview</text:span> (SDE).</text:p>
        </text:list-item>
        <text:list-item>
          <text:p text:style-name="P106"><text:span text:style-name="Emphasis">Deep Learning</text:span> by Ian Goodfellow (AI/ML).</text:p>
        </text:list-item>
        <text:list-item>
          <text:p text:style-name="P105"><text:span text:style-name="Emphasis">Designing Data-Intensive Applications</text:span> by Martin Kleppmann (intersection).</text:p>
        </text:list-item>
      </text:list>
      <text:h text:style-name="Heading_20_4" text:outline-level="4"><text:span text:style-name="Strong_20_Emphasis">Communities</text:span></text:h>
      <text:list text:style-name="L51">
        <text:list-item>
          <text:p text:style-name="P108"><text:span text:style-name="Strong_20_Emphasis">Reddit</text:span>: r/learnmachinelearning, r/coding.</text:p>
        </text:list-item>
        <text:list-item>
          <text:p text:style-name="P107"><text:span text:style-name="Strong_20_Emphasis">GitHub Projects</text:span>: Explore AI integrations into real-world software.</text:p>
        </text:list-item>
      </text:list>
      <text:p text:style-name="Horizontal_20_Line"/>
      <text:h text:style-name="Heading_20_3" text:outline-level="3"><text:span text:style-name="Strong_20_Emphasis">Sample Pathway (18 Months Plan)</text:span></text:h>
      <text:h text:style-name="Heading_20_4" text:outline-level="4"><text:span text:style-name="Strong_20_Emphasis">Months 1-6</text:span>: Focus on SDE basics: data structures, algorithms, system design, Git, and backend APIs.</text:h>
      <text:h text:style-name="Heading_20_4" text:outline-level="4"><text:span text:style-name="Strong_20_Emphasis">Months 7-12</text:span>: Dive into AI/ML basics: data preprocessing, Scikit-learn, Python libraries. Start combining skills (model-serving APIs).</text:h>
      <text:h text:style-name="Heading_20_4" text:outline-level="4"><text:span text:style-name="Strong_20_Emphasis">Months 13-18</text:span>: Explore deep learning, cloud deployment, and MLOps. Build projects blending SDE and AI/ML.</text:h>
      <text:p text:style-name="Horizontal_20_Line"/>
      <text:p text:style-name="P5"/>
      <text:p text:style-name="P7">=====================================================================================================================================================================================================================</text:p>
      <text:p text:style-name="P7"/>
      <text:p text:style-name="P7"/>
      <text:h text:style-name="P6" text:outline-level="3"><text:span text:style-name="Strong_20_Emphasis">Phase 1: Master Programming Fundamentals (1-3 Months)</text:span></text:h>
      <text:h text:style-name="Heading_20_4" text:outline-level="4">1. <text:span text:style-name="Strong_20_Emphasis">Learn Python Basics</text:span></text:h>
      <text:list text:style-name="L52">
        <text:list-item>
          <text:p text:style-name="P110">Topics to cover:</text:p>
          <text:list>
            <text:list-item>
              <text:p text:style-name="P110">Variables, data types, and operators.</text:p>
            </text:list-item>
            <text:list-item>
              <text:p text:style-name="P110">Control structures (if-else, loops).</text:p>
            </text:list-item>
            <text:list-item>
              <text:p text:style-name="P110">Functions, recursion, and lambda functions.</text:p>
            </text:list-item>
            <text:list-item>
              <text:p text:style-name="P110">File handling.</text:p>
            </text:list-item>
          </text:list>
        </text:list-item>
        <text:list-item>
          <text:p text:style-name="P110"><text:span text:style-name="Strong_20_Emphasis">Tools</text:span>: VS Code or PyCharm, Python 3.x.</text:p>
        </text:list-item>
        <text:list-item>
          <text:p text:style-name="P110"><text:span text:style-name="Strong_20_Emphasis">Resources</text:span>:</text:p>
          <text:list>
            <text:list-item>
              <text:p text:style-name="P110"><text:span text:style-name="Emphasis">Automate the Boring Stuff with Python</text:span> by Al Sweigart.</text:p>
            </text:list-item>
            <text:list-item>
              <text:p text:style-name="P109">FreeCodeCamp Python tutorials on YouTube.</text:p>
            </text:list-item>
          </text:list>
        </text:list-item>
      </text:list>
      <text:h text:style-name="Heading_20_4" text:outline-level="4"><text:soft-page-break/>2. <text:span text:style-name="Strong_20_Emphasis">Object-Oriented Programming (OOP)</text:span></text:h>
      <text:list text:style-name="L53">
        <text:list-item>
          <text:p text:style-name="P112">Learn the 4 pillars of OOP: <text:span text:style-name="Strong_20_Emphasis">Encapsulation, Abstraction, Inheritance, Polymorphism</text:span>.</text:p>
        </text:list-item>
        <text:list-item>
          <text:p text:style-name="P112">Understand Python-specific features:</text:p>
          <text:list>
            <text:list-item>
              <text:p text:style-name="P112"><text:span text:style-name="Source_20_Text">__init__</text:span> constructor, magic methods (<text:span text:style-name="Source_20_Text">__str__</text:span>, <text:span text:style-name="Source_20_Text">__repr__</text:span>), decorators.</text:p>
            </text:list-item>
          </text:list>
        </text:list-item>
        <text:list-item>
          <text:p text:style-name="P111"><text:span text:style-name="Strong_20_Emphasis">Project</text:span>: Build a library management system using classes.</text:p>
        </text:list-item>
      </text:list>
      <text:h text:style-name="Heading_20_4" text:outline-level="4">3. <text:span text:style-name="Strong_20_Emphasis">Data Structures and Algorithms (DSA)</text:span></text:h>
      <text:list text:style-name="L54">
        <text:list-item>
          <text:p text:style-name="P114"><text:span text:style-name="Strong_20_Emphasis">Data Structures</text:span>: Arrays, lists, stacks, queues, hashmaps, sets, trees, graphs.</text:p>
        </text:list-item>
        <text:list-item>
          <text:p text:style-name="P114"><text:span text:style-name="Strong_20_Emphasis">Algorithms</text:span>: Sorting (merge sort, quicksort), searching (binary search), recursion, dynamic programming, greedy algorithms.</text:p>
        </text:list-item>
        <text:list-item>
          <text:p text:style-name="P114"><text:span text:style-name="Strong_20_Emphasis">Practice</text:span>:</text:p>
          <text:list>
            <text:list-item>
              <text:p text:style-name="P114">Platforms: LeetCode, HackerRank, GeeksforGeeks.</text:p>
            </text:list-item>
            <text:list-item>
              <text:p text:style-name="P114">Goal: Solve 100+ problems covering all major topics.</text:p>
            </text:list-item>
          </text:list>
        </text:list-item>
        <text:list-item>
          <text:p text:style-name="P114"><text:span text:style-name="Strong_20_Emphasis">Resources</text:span>:</text:p>
          <text:list>
            <text:list-item>
              <text:p text:style-name="P114"><text:span text:style-name="Emphasis">Grokking Algorithms</text:span> by Aditya Bhargava.</text:p>
            </text:list-item>
            <text:list-item>
              <text:p text:style-name="P113"><text:span text:style-name="Emphasis">Data Structures and Algorithms in Python</text:span> by Michael T. Goodrich.</text:p>
            </text:list-item>
          </text:list>
        </text:list-item>
      </text:list>
      <text:p text:style-name="Horizontal_20_Line"/>
      <text:h text:style-name="Heading_20_3" text:outline-level="3"><text:span text:style-name="Strong_20_Emphasis">Phase 2: Build Real-World Coding Skills (3-6 Months)</text:span></text:h>
      <text:h text:style-name="Heading_20_4" text:outline-level="4">1. <text:span text:style-name="Strong_20_Emphasis">Advanced Python</text:span></text:h>
      <text:list text:style-name="L55">
        <text:list-item>
          <text:p text:style-name="P116">Learn:</text:p>
          <text:list>
            <text:list-item>
              <text:p text:style-name="P116">List comprehensions, generators, iterators.</text:p>
            </text:list-item>
            <text:list-item>
              <text:p text:style-name="P116">Exception handling.</text:p>
            </text:list-item>
            <text:list-item>
              <text:p text:style-name="P116">Regular expressions (<text:span text:style-name="Source_20_Text">re</text:span> module).</text:p>
            </text:list-item>
            <text:list-item>
              <text:p text:style-name="P116">Multi-threading and concurrency (<text:span text:style-name="Source_20_Text">threading</text:span>, <text:span text:style-name="Source_20_Text">asyncio</text:span>).</text:p>
            </text:list-item>
          </text:list>
        </text:list-item>
        <text:list-item>
          <text:p text:style-name="P116"><text:span text:style-name="Strong_20_Emphasis">Resources</text:span>:</text:p>
          <text:list>
            <text:list-item>
              <text:p text:style-name="P116"><text:span text:style-name="Emphasis">Fluent Python</text:span> by Luciano Ramalho.</text:p>
            </text:list-item>
            <text:list-item>
              <text:p text:style-name="P115">Real Python website tutorials.</text:p>
            </text:list-item>
          </text:list>
        </text:list-item>
      </text:list>
      <text:h text:style-name="Heading_20_4" text:outline-level="4">2. <text:span text:style-name="Strong_20_Emphasis">Learn Version Control (Git)</text:span></text:h>
      <text:list text:style-name="L56">
        <text:list-item>
          <text:p text:style-name="P118">Basics: Cloning, branching, merging, pull requests.</text:p>
        </text:list-item>
        <text:list-item>
          <text:p text:style-name="P118">Use GitHub or GitLab to host your projects.</text:p>
        </text:list-item>
        <text:list-item>
          <text:p text:style-name="P118"><text:span text:style-name="Strong_20_Emphasis">Resource</text:span>:</text:p>
          <text:list>
            <text:list-item>
              <text:p text:style-name="P118"><text:span text:style-name="Emphasis">Pro Git</text:span> (free book).</text:p>
            </text:list-item>
            <text:list-item>
              <text:p text:style-name="P117">Git tutorials by GitHub.</text:p>
            </text:list-item>
          </text:list>
        </text:list-item>
      </text:list>
      <text:h text:style-name="Heading_20_4" text:outline-level="4">3. <text:span text:style-name="Strong_20_Emphasis">Database Skills</text:span></text:h>
      <text:list text:style-name="L57">
        <text:list-item>
          <text:p text:style-name="P120">SQL: Learn to write queries for SELECT, JOIN, GROUP BY, and indexes.</text:p>
        </text:list-item>
        <text:list-item>
          <text:p text:style-name="P120">NoSQL: Basics of MongoDB or Redis.</text:p>
        </text:list-item>
        <text:list-item>
          <text:p text:style-name="P120">Use Python libraries like <text:span text:style-name="Source_20_Text">sqlite3</text:span> or <text:span text:style-name="Source_20_Text">SQLAlchemy</text:span>.</text:p>
        </text:list-item>
        <text:list-item>
          <text:p text:style-name="P119"><text:span text:style-name="Strong_20_Emphasis">Project</text:span>: Build a database-backed inventory system.</text:p>
        </text:list-item>
      </text:list>
      <text:h text:style-name="Heading_20_4" text:outline-level="4">4. <text:span text:style-name="Strong_20_Emphasis">Start Backend Development</text:span></text:h>
      <text:list text:style-name="L58">
        <text:list-item>
          <text:p text:style-name="P122">Learn Python frameworks: Flask or FastAPI.</text:p>
        </text:list-item>
        <text:list-item>
          <text:p text:style-name="P122"><text:soft-page-break/>Build REST APIs: Understand HTTP methods, status codes, authentication.</text:p>
        </text:list-item>
        <text:list-item>
          <text:p text:style-name="P121"><text:span text:style-name="Strong_20_Emphasis">Project</text:span>: Create a user management system with login/signup API.</text:p>
        </text:list-item>
      </text:list>
      <text:h text:style-name="Heading_20_4" text:outline-level="4">5. <text:span text:style-name="Strong_20_Emphasis">Practice Competitive Programming</text:span></text:h>
      <text:list text:style-name="L59">
        <text:list-item>
          <text:p text:style-name="P124">Start with beginner problems, then move to advanced topics.</text:p>
        </text:list-item>
        <text:list-item>
          <text:p text:style-name="P124">Solve <text:span text:style-name="Strong_20_Emphasis">1 problem/day</text:span> on LeetCode or Codeforces.</text:p>
        </text:list-item>
        <text:list-item>
          <text:p text:style-name="P123"><text:span text:style-name="Strong_20_Emphasis">Goal</text:span>: Develop problem-solving speed for coding interviews.</text:p>
        </text:list-item>
      </text:list>
      <text:p text:style-name="Horizontal_20_Line"/>
      <text:h text:style-name="Heading_20_3" text:outline-level="3"><text:span text:style-name="Strong_20_Emphasis">Phase 3: System Design and Scalability (6-12 Months)</text:span></text:h>
      <text:h text:style-name="Heading_20_4" text:outline-level="4">1. <text:span text:style-name="Strong_20_Emphasis">Learn System Design Basics</text:span></text:h>
      <text:list text:style-name="L60">
        <text:list-item>
          <text:p text:style-name="P126">Topics:</text:p>
          <text:list>
            <text:list-item>
              <text:p text:style-name="P126">Scalability, caching, load balancing.</text:p>
            </text:list-item>
            <text:list-item>
              <text:p text:style-name="P126">CAP theorem, database sharding, replication.</text:p>
            </text:list-item>
          </text:list>
        </text:list-item>
        <text:list-item>
          <text:p text:style-name="P126"><text:span text:style-name="Strong_20_Emphasis">Resources</text:span>:</text:p>
          <text:list>
            <text:list-item>
              <text:p text:style-name="P126"><text:span text:style-name="Emphasis">Grokking the System Design Interview</text:span>.</text:p>
            </text:list-item>
            <text:list-item>
              <text:p text:style-name="P125">YouTube: System Design Primer (ByteByteGo).</text:p>
            </text:list-item>
          </text:list>
        </text:list-item>
      </text:list>
      <text:h text:style-name="Heading_20_4" text:outline-level="4">2. <text:span text:style-name="Strong_20_Emphasis">Deepen Your Backend Development Skills</text:span></text:h>
      <text:list text:style-name="L61">
        <text:list-item>
          <text:p text:style-name="P128">Advanced Flask/FastAPI concepts: middleware, blueprints, dependency injection.</text:p>
        </text:list-item>
        <text:list-item>
          <text:p text:style-name="P128">Asynchronous programming using <text:span text:style-name="Source_20_Text">asyncio</text:span> or <text:span text:style-name="Source_20_Text">FastAPI</text:span>.</text:p>
        </text:list-item>
        <text:list-item>
          <text:p text:style-name="P127"><text:span text:style-name="Strong_20_Emphasis">Project</text:span>: Build a scalable e-commerce API with user authentication, product catalog, and payment integration.</text:p>
        </text:list-item>
      </text:list>
      <text:h text:style-name="Heading_20_4" text:outline-level="4">3. <text:span text:style-name="Strong_20_Emphasis">Learn Cloud and DevOps Tools</text:span></text:h>
      <text:list text:style-name="L62">
        <text:list-item>
          <text:p text:style-name="P130">Basics:</text:p>
          <text:list>
            <text:list-item>
              <text:p text:style-name="P130">Docker (containerization).</text:p>
            </text:list-item>
            <text:list-item>
              <text:p text:style-name="P130">Kubernetes (orchestration).</text:p>
            </text:list-item>
            <text:list-item>
              <text:p text:style-name="P130">CI/CD pipelines (GitHub Actions, Jenkins).</text:p>
            </text:list-item>
          </text:list>
        </text:list-item>
        <text:list-item>
          <text:p text:style-name="P130">Cloud providers:</text:p>
          <text:list>
            <text:list-item>
              <text:p text:style-name="P130">AWS (EC2, S3, Lambda).</text:p>
            </text:list-item>
            <text:list-item>
              <text:p text:style-name="P130">GCP or Azure as alternatives.</text:p>
            </text:list-item>
          </text:list>
        </text:list-item>
        <text:list-item>
          <text:p text:style-name="P129"><text:span text:style-name="Strong_20_Emphasis">Project</text:span>: Deploy your e-commerce app to AWS using Docker and CI/CD.</text:p>
        </text:list-item>
      </text:list>
      <text:h text:style-name="Heading_20_4" text:outline-level="4">4. <text:span text:style-name="Strong_20_Emphasis">Explore Frontend Basics (Optional)</text:span></text:h>
      <text:list text:style-name="L63">
        <text:list-item>
          <text:p text:style-name="P132">Learn HTML, CSS, and JavaScript (focus on React if time permits).</text:p>
        </text:list-item>
        <text:list-item>
          <text:p text:style-name="P131"><text:span text:style-name="Strong_20_Emphasis">Project</text:span>: Build a simple frontend for your e-commerce API.</text:p>
        </text:list-item>
      </text:list>
      <text:p text:style-name="Horizontal_20_Line"/>
      <text:h text:style-name="Heading_20_3" text:outline-level="3"><text:span text:style-name="Strong_20_Emphasis">Phase 4: Build a Portfolio (12-18 Months)</text:span></text:h>
      <text:h text:style-name="Heading_20_4" text:outline-level="4">1. <text:span text:style-name="Strong_20_Emphasis">Create Showcasing Projects</text:span></text:h>
      <text:list text:style-name="L64">
        <text:list-item>
          <text:p text:style-name="P134"><text:span text:style-name="Strong_20_Emphasis">Must-have projects</text:span>:</text:p>
          <text:list>
            <text:list-item>
              <text:p text:style-name="P134">RESTful API for a to-do list or note-taking app.</text:p>
            </text:list-item>
            <text:list-item>
              <text:p text:style-name="P134"><text:soft-page-break/>Scalable real-time chat application.</text:p>
            </text:list-item>
            <text:list-item>
              <text:p text:style-name="P134">E-commerce system with a payment gateway.</text:p>
            </text:list-item>
          </text:list>
        </text:list-item>
        <text:list-item>
          <text:p text:style-name="P133">Host projects on GitHub and deploy live (e.g., on Heroku, AWS, or Vercel).</text:p>
        </text:list-item>
      </text:list>
      <text:h text:style-name="Heading_20_4" text:outline-level="4">2. <text:span text:style-name="Strong_20_Emphasis">Contribute to Open Source</text:span></text:h>
      <text:list text:style-name="L65">
        <text:list-item>
          <text:p text:style-name="P136">Contribute to Python-based projects on GitHub.</text:p>
        </text:list-item>
        <text:list-item>
          <text:p text:style-name="P135">Join communities like Django or Flask open-source projects.</text:p>
        </text:list-item>
      </text:list>
      <text:h text:style-name="Heading_20_4" text:outline-level="4">3. <text:span text:style-name="Strong_20_Emphasis">Mock Interview Prep</text:span></text:h>
      <text:list text:style-name="L66">
        <text:list-item>
          <text:p text:style-name="P138">SDE interviews focus on:</text:p>
          <text:list>
            <text:list-item>
              <text:p text:style-name="P138"><text:span text:style-name="Strong_20_Emphasis">DSA (50%)</text:span>: Time complexity, algorithmic problems.</text:p>
            </text:list-item>
            <text:list-item>
              <text:p text:style-name="P138"><text:span text:style-name="Strong_20_Emphasis">System Design (20%)</text:span>: High-level architecture discussions.</text:p>
            </text:list-item>
            <text:list-item>
              <text:p text:style-name="P138"><text:span text:style-name="Strong_20_Emphasis">Behavioral (30%)</text:span>: Communication, teamwork, problem-solving stories.</text:p>
            </text:list-item>
          </text:list>
        </text:list-item>
        <text:list-item>
          <text:p text:style-name="P138">Resources:</text:p>
          <text:list>
            <text:list-item>
              <text:p text:style-name="P138"><text:span text:style-name="Emphasis">Cracking the Coding Interview</text:span> by Gayle Laakmann McDowell.</text:p>
            </text:list-item>
            <text:list-item>
              <text:p text:style-name="P137">Mock interview platforms: Pramp, Interviewing.io.</text:p>
            </text:list-item>
          </text:list>
        </text:list-item>
      </text:list>
      <text:p text:style-name="Horizontal_20_Line"/>
      <text:h text:style-name="Heading_20_3" text:outline-level="3"><text:span text:style-name="Strong_20_Emphasis">Phase 5: Advanced SDE Skills (18+ Months)</text:span></text:h>
      <text:h text:style-name="Heading_20_4" text:outline-level="4">1. <text:span text:style-name="Strong_20_Emphasis">Advanced Distributed Systems</text:span></text:h>
      <text:list text:style-name="L67">
        <text:list-item>
          <text:p text:style-name="P140">Learn about message queues (RabbitMQ, Kafka).</text:p>
        </text:list-item>
        <text:list-item>
          <text:p text:style-name="P140">Explore event-driven architecture.</text:p>
        </text:list-item>
        <text:list-item>
          <text:p text:style-name="P139"><text:span text:style-name="Strong_20_Emphasis">Resource</text:span>: <text:span text:style-name="Emphasis">Designing Data-Intensive Applications</text:span> by Martin Kleppmann.</text:p>
        </text:list-item>
      </text:list>
      <text:h text:style-name="Heading_20_4" text:outline-level="4">2. <text:span text:style-name="Strong_20_Emphasis">Microservices Architecture</text:span></text:h>
      <text:list text:style-name="L68">
        <text:list-item>
          <text:p text:style-name="P142">Concepts: Service discovery, API gateway.</text:p>
        </text:list-item>
        <text:list-item>
          <text:p text:style-name="P142">Tools: gRPC, Spring Boot (optional for Python).</text:p>
        </text:list-item>
        <text:list-item>
          <text:p text:style-name="P141"><text:span text:style-name="Strong_20_Emphasis">Project</text:span>: Break your monolithic e-commerce app into microservices.</text:p>
        </text:list-item>
      </text:list>
      <text:h text:style-name="Heading_20_4" text:outline-level="4">3. <text:span text:style-name="Strong_20_Emphasis">AI/ML Integration (Optional)</text:span></text:h>
      <text:list text:style-name="L69">
        <text:list-item>
          <text:p text:style-name="P144">Learn basic AI/ML frameworks: TensorFlow, Scikit-learn.</text:p>
        </text:list-item>
        <text:list-item>
          <text:p text:style-name="P143">Build a recommendation engine for your app.</text:p>
        </text:list-item>
      </text:list>
      <text:p text:style-name="Horizontal_20_Line"/>
      <text:h text:style-name="Heading_20_3" text:outline-level="3"><text:span text:style-name="Strong_20_Emphasis">Sample Timeline</text:span></text:h>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Time Period</text:span></text:p>
            </table:table-cell>
            <table:table-cell table:style-name="Table2.A1" office:value-type="string">
              <text:p text:style-name="Table_20_Heading"><text:span text:style-name="Strong_20_Emphasis">Focus Areas</text:span></text:p>
            </table:table-cell>
          </table:table-row>
        </table:table-header-rows>
        <table:table-row>
          <table:table-cell table:style-name="Table2.A1" office:value-type="string">
            <text:p text:style-name="Table_20_Contents"><text:span text:style-name="Strong_20_Emphasis">Months 1-3</text:span></text:p>
          </table:table-cell>
          <table:table-cell table:style-name="Table2.A1" office:value-type="string">
            <text:p text:style-name="Table_20_Contents">Python basics, OOP, DSA fundamentals. Solve 50 beginner problems on LeetCode.</text:p>
          </table:table-cell>
        </table:table-row>
        <table:table-row>
          <table:table-cell table:style-name="Table2.A1" office:value-type="string">
            <text:p text:style-name="Table_20_Contents"><text:span text:style-name="Strong_20_Emphasis">Months 4-6</text:span></text:p>
          </table:table-cell>
          <table:table-cell table:style-name="Table2.A1" office:value-type="string">
            <text:p text:style-name="Table_20_Contents">Advanced Python, Flask/FastAPI, Git, and SQL. Build your first backend project.</text:p>
          </table:table-cell>
        </table:table-row>
        <table:table-row>
          <table:table-cell table:style-name="Table2.A1" office:value-type="string">
            <text:p text:style-name="Table_20_Contents"><text:span text:style-name="Strong_20_Emphasis">Months 7-12</text:span></text:p>
          </table:table-cell>
          <table:table-cell table:style-name="Table2.A1" office:value-type="string">
            <text:p text:style-name="Table_20_Contents">System design basics, cloud tools, and advanced backend APIs. Deploy your first scalable project.</text:p>
          </table:table-cell>
        </table:table-row>
        <table:table-row>
          <table:table-cell table:style-name="Table2.A1" office:value-type="string">
            <text:p text:style-name="Table_20_Contents"><text:span text:style-name="Strong_20_Emphasis">Months 12-18</text:span></text:p>
          </table:table-cell>
          <table:table-cell table:style-name="Table2.A1" office:value-type="string">
            <text:p text:style-name="Table_20_Contents">Portfolio projects, mock interviews, advanced system design, and job applications.</text:p>
          </table:table-cell>
        </table:table-row>
      </table:table>
      <text:p text:style-name="Horizontal_20_Line"/>
      <text:h text:style-name="Heading_20_3" text:outline-level="3"><text:soft-page-break/><text:span text:style-name="Strong_20_Emphasis">Resources</text:span></text:h>
      <text:h text:style-name="Heading_20_4" text:outline-level="4"><text:span text:style-name="Strong_20_Emphasis">Books</text:span></text:h>
      <text:list text:style-name="L70">
        <text:list-item>
          <text:p text:style-name="P146"><text:span text:style-name="Emphasis">Python Crash Course</text:span> by Eric Matthes.</text:p>
        </text:list-item>
        <text:list-item>
          <text:p text:style-name="P146"><text:span text:style-name="Emphasis">Introduction to Algorithms</text:span> by Cormen et al.</text:p>
        </text:list-item>
        <text:list-item>
          <text:p text:style-name="P145"><text:span text:style-name="Emphasis">System Design Interview</text:span> by Alex Xu.</text:p>
        </text:list-item>
      </text:list>
      <text:h text:style-name="Heading_20_4" text:outline-level="4"><text:span text:style-name="Strong_20_Emphasis">Online Courses</text:span></text:h>
      <text:list text:style-name="L71">
        <text:list-item>
          <text:p text:style-name="P148">Python: <text:span text:style-name="Emphasis">Python for Everybody</text:span> (Coursera).</text:p>
        </text:list-item>
        <text:list-item>
          <text:p text:style-name="P148">DSA: <text:span text:style-name="Emphasis">Algorithms Specialization</text:span> by Stanford (Coursera).</text:p>
        </text:list-item>
        <text:list-item>
          <text:p text:style-name="P147">Backend: <text:span text:style-name="Emphasis">REST APIs with Flask and Python</text:span> (Udemy).</text:p>
        </text:list-item>
      </text:lis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4T11:45:20.571693449</meta:creation-date>
    <dc:date>2024-12-30T11:01:03.194886779</dc:date>
    <meta:editing-duration>PT28M35S</meta:editing-duration>
    <meta:editing-cycles>6</meta:editing-cycles>
    <meta:generator>LibreOffice/24.2.7.2$Linux_X86_64 LibreOffice_project/420$Build-2</meta:generator>
    <meta:document-statistic meta:table-count="2" meta:image-count="0" meta:object-count="0" meta:page-count="15" meta:paragraph-count="445" meta:word-count="3320" meta:character-count="23292" meta:non-whitespace-character-count="20717"/>
  </office:meta>
</office:document-meta>
</file>